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accelerator/current.xml"/>
  <manifest:file-entry manifest:media-type="" manifest:full-path="Object 93/Configurations2/accelerato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accelerator/current.xml"/>
  <manifest:file-entry manifest:media-type="" manifest:full-path="Object 84/Configurations2/accelerato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fo:color="#000000" fo:font-size="14pt" style:font-size-asian="14pt" style:font-size-complex="14pt"/>
    </style:style>
    <style:style style:name="P2" style:family="paragraph" style:parent-style-name="Исходный_20_код" style:master-page-name="">
      <style:paragraph-properties fo:orphans="2" style:page-number="auto"/>
    </style:style>
    <style:style style:name="P3" style:family="paragraph" style:parent-style-name="First_20_line_20_indent">
      <style:text-properties fo:color="#000000" fo:font-size="14pt" style:font-size-asian="14pt" style:font-size-complex="14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1" style:master-page-name="Index">
      <style:paragraph-properties style:page-number="auto"/>
    </style:style>
    <style:style style:name="P7" style:family="paragraph" style:parent-style-name="Heading_20_2">
      <style:text-properties fo:color="#000000" style:font-name="Helvetica" fo:font-size="14pt" style:font-name-asian="Helvetica" style:font-size-asian="14pt" style:font-name-complex="Helvetica" style:font-size-complex="14pt"/>
    </style:style>
    <style:style style:name="P8" style:family="paragraph" style:parent-style-name="Heading_20_2">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9" style:family="paragraph" style:parent-style-name="Heading_20_2">
      <style:text-properties fo:color="#000000" fo:font-size="14pt" style:font-size-asian="14pt" style:font-size-complex="14pt"/>
    </style:style>
    <style:style style:name="P10" style:family="paragraph" style:parent-style-name="First_20_line_20_indent">
      <style:paragraph-properties fo:margin-left="0cm" fo:margin-right="0cm" fo:text-indent="0.499cm" style:auto-text-indent="false"/>
    </style:style>
    <style:style style:name="P11" style:family="paragraph" style:parent-style-name="Heading_20_3">
      <style:paragraph-properties fo:margin-left="0cm" fo:margin-right="0cm" fo:text-indent="0cm" style:auto-text-indent="false"/>
    </style:style>
    <style:style style:name="P12" style:family="paragraph" style:parent-style-name="Numbering_20_1" style:list-style-name="Numbering_20_1"/>
    <style:style style:name="P13" style:family="paragraph" style:parent-style-name="Numbering_20_1" style:list-style-name="L1"/>
    <style:style style:name="P14" style:family="paragraph" style:parent-style-name="Numbering_20_1" style:list-style-name="L2"/>
    <style:style style:name="P15" style:family="paragraph" style:parent-style-name="Numbering_20_1" style:list-style-name="L3"/>
    <style:style style:name="P16" style:family="paragraph" style:parent-style-name="Numbering_20_1" style:list-style-name="L4"/>
    <style:style style:name="P17" style:family="paragraph" style:parent-style-name="Numbering_20_1" style:list-style-name="L5"/>
    <style:style style:name="P18" style:family="paragraph" style:parent-style-name="Numbering_20_1" style:list-style-name="L6"/>
    <style:style style:name="P19" style:family="paragraph" style:parent-style-name="Numbering_20_1" style:list-style-name="L7"/>
    <style:style style:name="P20" style:family="paragraph" style:parent-style-name="Numbering_20_1" style:list-style-name="L11"/>
    <style:style style:name="P21" style:family="paragraph" style:parent-style-name="Numbering_20_1" style:list-style-name="L12"/>
    <style:style style:name="P22" style:family="paragraph" style:parent-style-name="Numbering_20_1" style:list-style-name="L13"/>
    <style:style style:name="P23" style:family="paragraph" style:parent-style-name="Numbering_20_1" style:list-style-name="L15"/>
    <style:style style:name="P24" style:family="paragraph" style:parent-style-name="Numbering_20_1" style:list-style-name="L16"/>
    <style:style style:name="P25" style:family="paragraph" style:parent-style-name="Numbering_20_1" style:list-style-name="L18"/>
    <style:style style:name="P26" style:family="paragraph" style:list-style-name="L4"/>
    <style:style style:name="P27" style:family="paragraph" style:list-style-name="L15"/>
    <style:style style:name="P28" style:family="paragraph" style:parent-style-name="Contents_20_Heading" style:master-page-name="First_20_Page">
      <style:paragraph-properties style:page-number="auto"/>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Table">
      <style:paragraph-properties fo:keep-with-next="always"/>
    </style:style>
    <style:style style:name="P31" style:family="paragraph" style:parent-style-name="Table_20_Heading">
      <style:text-properties fo:font-size="14pt"/>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Helvetica" fo:font-size="14pt" style:font-name-asian="Helvetica" style:font-size-asian="14pt" style:font-name-complex="Helvetica" style:font-size-complex="14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style="italic" style:font-size-asian="12pt" style:font-size-complex="12pt"/>
    </style:style>
    <style:style style:name="T11" style:family="text">
      <style:text-properties style:use-window-font-color="true" style:text-outline="false" style:text-line-through-style="none" style:text-position="0% 100%" style:font-name="Lucida Grande"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middle" style:vertical-rel="text" draw:ole-draw-aspect="1"/>
    </style:style>
    <style:style style:name="fr2" style:family="graphic" style:parent-style-name="Formula">
      <style:graphic-properties fo:margin-left="0cm" fo:margin-right="0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h text:style-name="P28" text:outline-level="3">Оглавление</text:h>
          </text:index-title>
          <text:p text:style-name="P4">1Введение<text:tab/>2</text:p>
          <text:p text:style-name="P4">2Постановка задачи<text:tab/>8</text:p>
          <text:p text:style-name="P5">2.1Онтологическая модель OWL<text:tab/>9</text:p>
          <text:p text:style-name="P5">2.2Язык СИНТЕЗ<text:tab/>10</text:p>
          <text:p text:style-name="P5">2.3Язык трансформации моделей ATL<text:tab/>12</text:p>
          <text:p text:style-name="P4">3Средства представления онтологий в канонической информационной модели СИНТЕЗ<text:tab/>14</text:p>
          <text:p text:style-name="P5">3.1Представление онтологических понятий<text:tab/>14</text:p>
          <text:p text:style-name="P5">3.2Представление свойств над типами данных<text:tab/>15</text:p>
          <text:p text:style-name="P5">3.3Представление объектных свойств<text:tab/>16</text:p>
          <text:p text:style-name="P5">3.4Представление инвариантов над объектными свойствами<text:tab/>19</text:p>
          <text:p text:style-name="P29">3.4.1Мощностные ограничения объектных свойств<text:tab/>21</text:p>
          <text:p text:style-name="P29">3.4.2Ограничения множества значений объектных свойств<text:tab/>23</text:p>
          <text:p text:style-name="P5">3.5Представление логических операций над классами<text:tab/>26</text:p>
          <text:p text:style-name="P5">3.6Представление онтологических понятий в виде перечислений<text:tab/>28</text:p>
          <text:p text:style-name="P5">3.7Представление разобщенных понятий<text:tab/>29</text:p>
          <text:p text:style-name="P4">4Построение отображения канонической информационной модели в онтологическую модель OWL<text:tab/>31</text:p>
          <text:p text:style-name="P5">4.1Отображение встроенных типов данных<text:tab/>31</text:p>
          <text:p text:style-name="P5">4.2Отображение онтологических понятий<text:tab/>31</text:p>
          <text:p text:style-name="P5">4.3Отображение свойств над типами данных<text:tab/>31</text:p>
          <text:p text:style-name="P5">4.4Отображение объектных свойств<text:tab/>31</text:p>
          <text:p text:style-name="P5">4.5Отображение индивидов<text:tab/>31</text:p>
          <text:p text:style-name="P5">4.6Отображение инвариантов над объектными свойствами<text:tab/>31</text:p>
          <text:p text:style-name="P5">4.7Отображение логических операций над классами<text:tab/>31</text:p>
          <text:p text:style-name="P5">4.8Отображение классов-перечислений<text:tab/>31</text:p>
          <text:p text:style-name="P5">4.9Отображение разобщенных классов<text:tab/>31</text:p>
          <text:p text:style-name="P4">5Реализация трансформации на языке ATL<text:tab/>32</text:p>
          <text:p text:style-name="P5">5.1Расширение метамодели СИНТЕЗ в формате Ecore поддержкой логических формул<text:tab/>32</text:p>
          <text:p text:style-name="P5">5.2Реализация трансформации метамодели СИНТЕЗ в метамодель OWL на основе построенного отображения<text:tab/>32</text:p>
          <text:p text:style-name="P5">5.3Реализация трансформации из метамодели OWL в метамодель XML<text:tab/>32</text:p>
          <text:p text:style-name="P5">5.4Получение онтологии на языке OWL из XML модели с помощью аппарата ATL-запросов<text:tab/>32</text:p>
        </text:index-body>
      </text:table-of-content>
      <text:h text:style-name="Title" text:outline-level="3"/>
      <text:h text:style-name="P6" text:outline-level="1">Введение</text:h>
      <text:p text:style-name="First_20_line_20_indent">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й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как коллективных хранилищ данных в различных предметных областях), так и в стандартах различных языков и моделей данных(например, SQL, ODMG, UML и др), семантических моделях (онтологических моделях и моделях метаданных).</text:p>
      <text:p text:style-name="First_20_line_20_indent">Вместе с тем происходит быстрое увеличение числа информационных компонентов и сервисов, использующих данные модели. В связи с этим возникает естественная необходимость интеграции этих информационных ресурсов для получения унифицированного доступа к ним и создания новых информационных систем [1]. Таким образом, чем больше создаётся информационных моделей и ресурсов, на них основывающихся, тем сложнее становится процесс их интеграции в информационных системах. Эта проблема вынуждает архитекторов и разработчиков информационных систем создавать новые информационные модели и ресурсы для использования в новой системе, вместо того чтобы использовать большое количество уже существующих моделей и ресурсов.В связи с этим, необходимость достижения семантической интероперабельности (совместной работы в конкретных применениях) и интеграции неоднородных источников информации является достаточной мотивацией для исследования и разработки методов оперирования различными моделями представления информации.</text:p>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ресурсами, предназначенные для решения такого рода задач. Композиционное <text:soft-page-break/>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656461665" text:style-name="Numbering_20_1">
        <text:list-item>
          <text:p text:style-name="P12">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12">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ости достижения семантической интеграции ресурсов в контексте конкретного <text:soft-page-break/>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text:soft-page-break/>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689756729" text:style-name="L1">
        <text:list-item>
          <text:p text:style-name="P13">Согласование прикладных контекстов регистрируемой информационной коллекции и данного посредника на основе онтологического подхода.</text:p>
        </text:list-item>
        <text:list-item>
          <text:p text:style-name="P13">Идентификация релевантных классов схемы посредника.</text:p>
        </text:list-item>
        <text:list-item>
          <text:p text:style-name="P13">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13"><text:soft-page-break/>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904907479" text:style-name="L2">
        <text:list-item>
          <text:p text:style-name="P14">Синтаксисе языков, определяющих онтологические модели.</text:p>
        </text:list-item>
        <text:list-item>
          <text:p text:style-name="P14">Выразительной способности моделей.</text:p>
        </text:list-item>
        <text:list-item>
          <text:p text:style-name="P14">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581101181" text:style-name="L3">
        <text:list-item>
          <text:p text:style-name="P15">Именах понятий и отношений.</text:p>
        </text:list-item>
        <text:list-item>
          <text:p text:style-name="P15">Подходах к определению понятий.</text:p>
        </text:list-item>
        <text:list-item>
          <text:p text:style-name="P15"><text:soft-page-break/>Разбиении предметной области на понятия.</text:p>
        </text:list-item>
        <text:list-item>
          <text:p text:style-name="P15">Покрытии предметной области.</text:p>
        </text:list-item>
        <text:list-item>
          <text:p text:style-name="P15">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h text:style-name="Heading_20_1" text:outline-level="1">Постановка задачи</text:h>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выполнимость (satisfiability) – непустота множества индивидов, интерпретирующих некоторое понятие C; поглощение (subsumption) – является ли некоторое понятие C подпонятием понятия D; непротиворечивость (consistency) онтологии в целом; проверка принадлежности индивида понятию (instance checking).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проблем информатики РАН уже велись работы [5] по построению отображения <text:soft-page-break/>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p text:style-name="First_20_line_20_indent">В нижеследующих разделах рассматриваются основные черты языков используемых в дипломной работе: СИНТЕЗ, OWL, ATL.</text:p>
      <text:h text:style-name="Heading_20_2" text:outline-level="2">Онтологическая модель OWL</text:h>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text:soft-page-break/>Для организации классов в иерархию используется свойство rdfs : subClassOf. Особое место занимают два взаимодополняющих класса — owl : Thing и owl : Nothing. Первый из них является надклассом любого класса OWL, второй — подклассом любого класса OWL. Экземпляр любого класса OWL входит в экстенсионал класса owl : Thing. Экстенсионал класса owl : Nothing является пустым множеством.</text:p>
      <text:p text:style-name="First_20_line_20_indent">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rdf:Property.</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h text:style-name="Heading_20_2" text:outline-level="2">Язык СИНТЕЗ</text:h>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text:soft-page-break/>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Абстрактный тип данных (АТД)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абстрактных типов данных формирует решётку с типом <text:span text:style-name="Source_20_Text">Taval</text:span> в корне и типом Tnone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text:soft-page-break/>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h text:style-name="Heading_20_2" text:outline-level="2">Язык трансформации моделей ATL</text:h>
      <text:p text:style-name="First_20_line_20_indent">Такое преобразование можно построить с использованием современного средства трансформации моделей – языка ATL [8]. 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text:soft-page-break/>моделям, а так же допускает факторизацию кода путем определения библиотек ATL.</text:p>
      <text:h text:style-name="Heading_20_1" text:outline-level="1">Средства представления онтологий в канонической информационной модели СИНТЕЗ</text:h>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text:p>
      <text:h text:style-name="Heading_20_2" text:outline-level="2">Представление онтологических понятий</text:h>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h text:style-name="Title" text:outline-level="3">Пример</text:h>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5">MuseumOntology</text:span></text:span><text:span text:style-name="Source_20_Text">; in: module;<text:line-break/> <text:s text:c="2"/>type:<text:line-break/></text:span><text:soft-page-break/><text:span text:style-name="Source_20_Text"> <text:s text:c="6"/>{ </text:span><text:span text:style-name="Source_20_Text"><text:span text:style-name="T5">Artist</text:span></text:span><text:span text:style-name="Source_20_Text">; in: type;<text:line-break/> <text:s text:c="6"/>},<text:line-break/> <text:s text:c="6"/>{ </text:span><text:span text:style-name="Source_20_Text"><text:span text:style-name="T5">Painter</text:span></text:span><text:span text:style-name="Source_20_Text">; in: type;<text:line-break/> <text:s text:c="8"/>supertype: Artist;<text:line-break/> <text:s text:c="6"/>};<text:line-break/> <text:s text:c="2"/>class_specification:<text:line-break/> <text:s text:c="6"/>{ </text:span><text:span text:style-name="Source_20_Text"><text:span text:style-name="T5">artist</text:span></text:span><text:span text:style-name="Source_20_Text">; in: class;<text:line-break/> <text:s text:c="8"/>instance_type: Artist;<text:line-break/> <text:s text:c="6"/>},<text:line-break/> <text:s text:c="6"/>{ </text:span><text:span text:style-name="Source_20_Text"><text:span text:style-name="T5">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1"> </text:span></text:p>
      <text:h text:style-name="P7" text:outline-level="2">Представление свойств над типами данных</text:h>
      <text:p text:style-name="First_20_line_20_indent"><text:span text:style-name="T2">Зачастую для более точного описании онтологии помимо </text:span>задания<text:span text:style-name="T2"> иерархии онтологических понятий требуется также задавать свойства этих понятий. Одним из видов таких свойств являются </text:span><text:span text:style-name="Definition"><text:span text:style-name="T2">свойства над типами данных</text:span></text:span><text:span text:style-name="T2">(Datatype property). Эти свойства задают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h text:style-name="P1" text:outline-level="3"><text:soft-page-break/>Пример</text:h>
      <text:p text:style-name="P3">В качестве примера рассмотрим онтологию «Музей» из предыдущего примера. </text:p>
      <text:p text:style-name="Исходный_20_код">{ MuseumOntology; in: module;<text:line-break/> <text:s text:c="2"/>type:<text:line-break/> <text:s text:c="6"/>{ Artist; in: type;<text:line-break/> <text:s text:c="9"/><text:span text:style-name="T5">firstName: String;<text:line-break/></text:span><text:span text:style-name="T6"> <text:s text:c="9"/></text:span><text:span text:style-name="T5">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3">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h text:style-name="P9" text:outline-level="2">Представление объектных свойств</text:h>
      <text:p text:style-name="First_20_line_20_indent"><text:span text:style-name="T2">Другим видом свойств являются объектные свойства(Object Property), задающие отношения между онтологическими понятиями. Фактически, такие свойства могут интерпретироваться как ассоциации между понятиями. Зачастую объектные свойства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объектных свойств так </text:span><text:soft-page-break/><text:span text:style-name="T2">же может быть задана иерархия вида класс/подкласс, другими словами, если одно свойство обладает характеристиками другого. Поэтому в канонической модели объектные свойства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метаклассы ассоциаций(association metaclass) и метаслоты. Метакласс ассоциации позволяет задать объектное свойство и его характеристики, а метаслот, привязанный к атрибуту, позволяет явным образом указывать что данный атрибут порожден объектным свойством. </text:span></text:p>
      <text:p text:style-name="P3">Таким образом для задания объектного свойства в канонической модели требуется специфицировать метакласс ассоциации, описывающий характеристики объектного свойства, и в АТД экземпляров каждого класса понятия из области определения объектного свойства определяется атрибут и связанный с ним метаслот, в котором задана принадлежность атрибута объектному свойству. Отдельно стоит отметить, что объектные свойства, так же как и онтологические понятия, могут быть организованы в иерархию. </text:p>
      <text:h text:style-name="P1" text:outline-level="3">Пример</text:h>
      <text:p text:style-name="P3"><text:s/>Рассмотрим дополненную онтологию из предыдущего примера.</text:p>
      <text:p text:style-name="P2"><text:span text:style-name="Source_20_Text"><text:span text:style-name="T7">{ MuseumOntology; in: module;<text:line-break/> <text:s text:c="2"/>type:<text:line-break/> <text:s text:c="6"/>{ Artist; in: type;<text:line-break/> <text:s text:c="8"/></text:span></text:span><text:span text:style-name="Source_20_Text"><text:span text:style-name="T8">firstName: String;<text:line-break/> <text:s text:c="8"/>lastName: String;<text:line-break/></text:span></text:span><text:span text:style-name="Source_20_Text"><text:span text:style-name="T7"> <text:s text:c="6"/>},<text:line-break/> <text:s text:c="6"/>{ Painter; in: type;<text:line-break/> <text:s text:c="9"/>supertype: Artist;<text:line-break/></text:span></text:span><text:span text:style-name="Source_20_Text"><text:span text:style-name="T9"> <text:s text:c="8"/>paints: painting;<text:line-break/> <text:s text:c="11"/>metaslot<text:line-break/> <text:s text:c="15"/>in: Paints;<text:line-break/> <text:s text:c="11"/>end;</text:span></text:span><text:span text:style-name="Source_20_Text"><text:span text:style-name="T7"><text:line-break/> <text:s text:c="6"/>},<text:line-break/></text:span></text:span><text:span text:style-name="Source_20_Text"><text:span text:style-name="T8"> <text:s text:c="6"/>{ Painting; in: type;<text:line-break/></text:span></text:span><text:span text:style-name="Source_20_Text"><text:span text:style-name="T4"> <text:s text:c="8"/>hasPainter: painter;<text:line-break/> <text:s text:c="12"/>metaslot<text:line-break/> <text:s text:c="16"/>in: HasPainter;<text:line-break/> <text:s text:c="12"/>end;</text:span></text:span><text:span text:style-name="Source_20_Text"><text:span text:style-name="T8"><text:line-break/></text:span></text:span><text:soft-page-break/><text:span text:style-name="Source_20_Text"><text:span text:style-name="T8"> <text:s text:c="6"/>};</text:span></text:span><text:span text:style-name="Source_20_Text"><text:span text:style-name="T7"><text:line-break/> <text:s text:c="2"/>class_specification:<text:line-break/></text:span></text:span><text:span text:style-name="Source_20_Text"><text:span text:style-name="T7">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3"> <text:s text:c="6"/>},<text:line-break/> <text:s text:c="6"/>{ painting; in: class;<text:line-break/> <text:s text:c="9"/>instance_type: Painting;<text:line-break/> <text:s text:c="6"/>},<text:line-break/></text:span></text:span><text:span text:style-name="T5">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объектного свойства «Рисует», задающего отношение между понятиями «Художник» и «Картина»(«художник A рисует картину B»). <text:s/>Данное объектное свойство описывается метаклассом ассоциации Paints. Характеристики объектного свойства указываются в значении специального слота instance_section. Область определения объектного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объектного свойства, например, мощностные ограничения на отношение. В данном примере областью определения объектного свойства Paints является класс painter, а областью значений — класс painting. В значении слота inverse может быть указано инверсное объектное свойство. В данном примере определено объектное свойство «Нарисована», <text:soft-page-break/>задающее отношение между понятиями «Картина» и «Художник»(«картина A нарисована художником B»). Это объектное свойство описывается метаклассом ассоциации HasPainter. В данном случае объектны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объектными свойствами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h text:style-name="Heading_20_2" text:outline-level="2">Представление индивидов</text:h>
      <text:p text:style-name="First_20_line_20_indent">В канонической модели индивид, относящийся к онтологическому понятию, задается фреймом, у которого в значении специального слота in указан класс, соответствующий данному понятию. Этот фрейм также должен содержать слоты, задающие значения свойств над типами данных и объектных свойств, определенных для данного онтологического понятия. </text:p>
      <text:h text:style-name="Title" text:outline-level="3">Пример</text:h>
      <text:p text:style-name="Text_20_body">Рассмотрим онтологию «Музеи» из предыдущего примера. Для данной онтологии определим два индивида, входящих в понятия «Художник» и «Картина».</text:p>
      <text:p text:style-name="Исходный_20_код">{ IsaacLevitan; in: painter;<text:line-break/> <text:s/>firstName: «Isaak»;<text:line-break/> <text:s/>lastName: «Levitan»;<text:line-break/> <text:s/>paints: BirchForest<text:line-break/>},<text:line-break/>{ BirchForest; in: painting;<text:line-break/> <text:s/>hasPainter: IsaacLevitan<text:line-break/>}</text:p>
      <text:p text:style-name="First_20_line_20_indent">В данном примере заданы два индивида: художник Исаак Левитан и его картина «Березовый лес». Во фреймах IsaacLevitan и BirchForest установлены значения соответствующих атрибутов АТД Painter и Painting. </text:p>
      <text:h text:style-name="Heading_20_2" text:outline-level="2"><text:soft-page-break/>Представление инвариантов над объектными свойствами</text:h>
      <text:p text:style-name="First_20_line_20_indent">Для задания ограничений в спецификации онтологических понятий в 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Для спецификации формул используется логика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1"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1"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1"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В простом виде формула — это атом или представляет собой: <draw:frame draw:style-name="fr1"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1"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10">Каноническая модель содержит обширный набор встроенных предикатов и функций. Среди них:</text:p>
      <text:list xml:id="list845904769" text:style-name="L4">
        <text:list-item>
          <text:p text:style-name="P16">Арифметические предикаты: eq(равно), lt(меньше), le(меньше или <text:soft-page-break/>равно), ge(больше или равно), gt(больше), ne(не равно).</text:p>
        </text:list-item>
        <text:list-item>
          <text:p text:style-name="P16">Множественные предикаты: &gt;,&gt;=,&lt;=,&lt;, соответствующие теоретико-множественным операциям ⊃, ⊇, ⊆ и ⊂.</text:p>
        </text:list-item>
        <text:list-item>
          <text:p text:style-name="P16">Специальные предикаты is_in(принадлежность элемента множеству) и is_equal(эквивалентность множеств).</text:p>
        </text:list-item>
        <text:list-item>
          <text:p text:style-name="P16">Арифметические функции.</text:p>
        </text:list-item>
        <text:list-item>
          <text:p text:style-name="P16">Множественные операции: intersect(пересечение), union(объединение), differ(разность).</text:p>
        </text:list-item>
      </text:list>
      <text:p text:style-name="First_20_line_20_indent"><text:s/>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объектные свойства. Можно выделить несколько классов ограничений, широко используемых при моделировании онтологий. В нижеследующих разделах приведено их описание.</text:p>
      <text:h text:style-name="P11" text:outline-level="3" text:restart-numbering="true" text:start-value="-1"><text:soft-page-break/>Мощностные ограничения объектных свойств</text:h>
      <text:p text:style-name="First_20_line_20_indent">Этот класс задает ограничение на количество элементов из области значений объектного свойства онтологического понятия. </text:p>
      <text:p text:style-name="First_20_line_20_indent">Пусть в спецификации онтологии определены классы <draw:frame draw:style-name="fr1" draw:name="Объект36" text:anchor-type="as-char" svg:width="0.483cm" svg:height="0.467cm" draw:z-index="35"><draw:object xlink:href="./Object 36" xlink:type="simple" xlink:show="embed" xlink:actuate="onLoad"/><draw:image xlink:href="./ObjectReplacements/Object 36" xlink:type="simple" xlink:show="embed" xlink:actuate="onLoad"/><svg:desc>формула</svg:desc></draw:frame> и <draw:frame draw:style-name="fr1" draw:name="Объект37" text:anchor-type="as-char" svg:width="0.52cm" svg:height="0.467cm" draw:z-index="36"><draw:object xlink:href="./Object 37" xlink:type="simple" xlink:show="embed" xlink:actuate="onLoad"/><draw:image xlink:href="./ObjectReplacements/Object 37" xlink:type="simple" xlink:show="embed" xlink:actuate="onLoad"/><svg:desc>формула</svg:desc></draw:frame>, соответствующие некоторым онтологическим понятиям, объектное свойство <draw:frame draw:style-name="fr1" draw:name="Объект40" text:anchor-type="as-char" svg:width="0.492cm" svg:height="0.467cm" draw:z-index="37"><draw:object xlink:href="./Object 40" xlink:type="simple" xlink:show="embed" xlink:actuate="onLoad"/><draw:image xlink:href="./ObjectReplacements/Object 40" xlink:type="simple" xlink:show="embed" xlink:actuate="onLoad"/><svg:desc>формула</svg:desc></draw:frame>, задающее некоторое отношение на <draw:frame draw:style-name="fr1" draw:name="Объект41" text:anchor-type="as-char" svg:width="0.483cm" svg:height="0.467cm" draw:z-index="38"><draw:object xlink:href="./Object 41" xlink:type="simple" xlink:show="embed" xlink:actuate="onLoad"/><draw:image xlink:href="./ObjectReplacements/Object 41" xlink:type="simple" xlink:show="embed" xlink:actuate="onLoad"/><svg:desc>формула</svg:desc></draw:frame> c множеством значений <draw:frame draw:style-name="fr1" draw:name="Объект42" text:anchor-type="as-char" svg:width="0.52cm" svg:height="0.467cm" draw:z-index="39"><draw:object xlink:href="./Object 42" xlink:type="simple" xlink:show="embed" xlink:actuate="onLoad"/><draw:image xlink:href="./ObjectReplacements/Object 42" xlink:type="simple" xlink:show="embed" xlink:actuate="onLoad"/><svg:desc>формула</svg:desc></draw:frame> и число <draw:frame draw:style-name="fr1" draw:name="Объект51" text:anchor-type="as-char" svg:width="1.111cm" svg:height="0.52cm" draw:z-index="50"><draw:object xlink:href="./Object 51" xlink:type="simple" xlink:show="embed" xlink:actuate="onLoad"/><draw:image xlink:href="./ObjectReplacements/Object 51" xlink:type="simple" xlink:show="embed" xlink:actuate="onLoad"/><svg:desc>формула</svg:desc></draw:frame>. Пусть <draw:frame draw:style-name="fr1" draw:name="Объект43" text:anchor-type="as-char" svg:width="0.661cm" svg:height="0.531cm" draw:z-index="40"><draw:object xlink:href="./Object 43" xlink:type="simple" xlink:show="embed" xlink:actuate="onLoad"/><draw:image xlink:href="./ObjectReplacements/Object 43" xlink:type="simple" xlink:show="embed" xlink:actuate="onLoad"/><svg:desc>формула</svg:desc></draw:frame> – АТД экземпляров класса <draw:frame draw:style-name="fr1" draw:name="Объект44" text:anchor-type="as-char" svg:width="0.483cm" svg:height="0.467cm" draw:z-index="41"><draw:object xlink:href="./Object 44" xlink:type="simple" xlink:show="embed" xlink:actuate="onLoad"/><draw:image xlink:href="./ObjectReplacements/Object 44" xlink:type="simple" xlink:show="embed" xlink:actuate="onLoad"/><svg:desc>формула</svg:desc></draw:frame>, <draw:frame draw:style-name="fr1" draw:name="Объект45" text:anchor-type="as-char" svg:width="0.709cm" svg:height="0.531cm" draw:z-index="42"><draw:object xlink:href="./Object 45" xlink:type="simple" xlink:show="embed" xlink:actuate="onLoad"/><draw:image xlink:href="./ObjectReplacements/Object 45" xlink:type="simple" xlink:show="embed" xlink:actuate="onLoad"/><svg:desc>формула</svg:desc></draw:frame> – АТД экземпляров класса <draw:frame draw:style-name="fr1" draw:name="Объект46" text:anchor-type="as-char" svg:width="0.52cm" svg:height="0.467cm" draw:z-index="43"><draw:object xlink:href="./Object 46" xlink:type="simple" xlink:show="embed" xlink:actuate="onLoad"/><draw:image xlink:href="./ObjectReplacements/Object 46" xlink:type="simple" xlink:show="embed" xlink:actuate="onLoad"/><svg:desc>формула</svg:desc></draw:frame>, <draw:frame draw:style-name="fr1" draw:name="Объект47" text:anchor-type="as-char" svg:width="0.695cm" svg:height="0.591cm" draw:z-index="44"><draw:object xlink:href="./Object 47" xlink:type="simple" xlink:show="embed" xlink:actuate="onLoad"/><draw:image xlink:href="./ObjectReplacements/Object 47" xlink:type="simple" xlink:show="embed" xlink:actuate="onLoad"/><svg:desc>формула</svg:desc></draw:frame> – атрибут <draw:frame draw:style-name="fr1" draw:name="Объект48" text:anchor-type="as-char" svg:width="0.661cm" svg:height="0.531cm" draw:z-index="45"><draw:object xlink:href="./Object 48" xlink:type="simple" xlink:show="embed" xlink:actuate="onLoad"/><draw:image xlink:href="./ObjectReplacements/Object 48" xlink:type="simple" xlink:show="embed" xlink:actuate="onLoad"/><svg:desc>формула</svg:desc></draw:frame>, соответствующий <draw:frame draw:style-name="fr1" draw:name="Объект49" text:anchor-type="as-char" svg:width="0.492cm" svg:height="0.467cm" draw:z-index="46"><draw:object xlink:href="./Object 49" xlink:type="simple" xlink:show="embed" xlink:actuate="onLoad"/><draw:image xlink:href="./ObjectReplacements/Object 49" xlink:type="simple" xlink:show="embed" xlink:actuate="onLoad"/><svg:desc>формула</svg:desc></draw:frame>. Тогда возможны три варианта задания ограничения мощности объектного свойства <draw:frame draw:style-name="fr1" draw:name="Объект50" text:anchor-type="as-char" svg:width="0.492cm" svg:height="0.467cm" draw:z-index="47"><draw:object xlink:href="./Object 50" xlink:type="simple" xlink:show="embed" xlink:actuate="onLoad"/><draw:image xlink:href="./ObjectReplacements/Object 50" xlink:type="simple" xlink:show="embed" xlink:actuate="onLoad"/><svg:desc>формула</svg:desc></draw:frame>:</text:p>
      <text:list xml:id="list453814324" text:style-name="L6">
        <text:list-item>
          <text:p text:style-name="P18">Класс <draw:frame draw:style-name="fr1" draw:name="Объект38" text:anchor-type="as-char" svg:width="0.483cm" svg:height="0.467cm" draw:z-index="48"><draw:object xlink:href="./Object 38" xlink:type="simple" xlink:show="embed" xlink:actuate="onLoad"/><draw:image xlink:href="./ObjectReplacements/Object 38" xlink:type="simple" xlink:show="embed" xlink:actuate="onLoad"/><svg:desc>формула</svg:desc></draw:frame> – подмножество множества объектов типа <draw:frame draw:style-name="fr1" draw:name="Объект39" text:anchor-type="as-char" svg:width="0.661cm" svg:height="0.531cm" draw:z-index="49"><draw:object xlink:href="./Object 39" xlink:type="simple" xlink:show="embed" xlink:actuate="onLoad"/><draw:image xlink:href="./ObjectReplacements/Object 39" xlink:type="simple" xlink:show="embed" xlink:actuate="onLoad"/><svg:desc>формула</svg:desc></draw:frame>, у которых мощность множества, являющегося значением <draw:frame draw:style-name="fr1" draw:name="Объект52" text:anchor-type="as-char" svg:width="0.695cm" svg:height="0.591cm" draw:z-index="51"><draw:object xlink:href="./Object 52" xlink:type="simple" xlink:show="embed" xlink:actuate="onLoad"/><draw:image xlink:href="./ObjectReplacements/Object 52" xlink:type="simple" xlink:show="embed" xlink:actuate="onLoad"/><svg:desc>формула</svg:desc></draw:frame>, меньше(меньше или равна) n. То есть, <draw:frame draw:style-name="fr2" draw:name="Объект59" text:anchor-type="as-char" svg:width="6.288cm" svg:height="0.594cm" draw:z-index="93"><draw:object xlink:href="./Object 59" xlink:type="simple" xlink:show="embed" xlink:actuate="onLoad"/><draw:image xlink:href="./ObjectReplacements/Object 59" xlink:type="simple" xlink:show="embed" xlink:actuate="onLoad"/></draw:frame>. Данная формула задает ограничение максимальной мощности области значений атрибута <draw:frame draw:style-name="fr1" draw:name="Объект62" text:anchor-type="as-char" svg:width="0.695cm" svg:height="0.591cm" draw:z-index="60"><draw:object xlink:href="./Object 62" xlink:type="simple" xlink:show="embed" xlink:actuate="onLoad"/><draw:image xlink:href="./ObjectReplacements/Object 62" xlink:type="simple" xlink:show="embed" xlink:actuate="onLoad"/><svg:desc>формула</svg:desc></draw:frame>.</text:p>
        </text:list-item>
        <text:list-item>
          <text:p text:style-name="P18">Класс <draw:frame draw:style-name="fr1" draw:name="Объект53" text:anchor-type="as-char" svg:width="0.483cm" svg:height="0.467cm" draw:z-index="52"><draw:object xlink:href="./Object 53" xlink:type="simple" xlink:show="embed" xlink:actuate="onLoad"/><draw:image xlink:href="./ObjectReplacements/Object 53" xlink:type="simple" xlink:show="embed" xlink:actuate="onLoad"/><svg:desc>формула</svg:desc></draw:frame> – подмножество множества объектов типа <draw:frame draw:style-name="fr1" draw:name="Объект54" text:anchor-type="as-char" svg:width="0.661cm" svg:height="0.531cm" draw:z-index="53"><draw:object xlink:href="./Object 54" xlink:type="simple" xlink:show="embed" xlink:actuate="onLoad"/><draw:image xlink:href="./ObjectReplacements/Object 54" xlink:type="simple" xlink:show="embed" xlink:actuate="onLoad"/><svg:desc>формула</svg:desc></draw:frame>, у которых мощность множества, являющегося значением <draw:frame draw:style-name="fr1" draw:name="Объект55" text:anchor-type="as-char" svg:width="0.695cm" svg:height="0.591cm" draw:z-index="54"><draw:object xlink:href="./Object 55" xlink:type="simple" xlink:show="embed" xlink:actuate="onLoad"/><draw:image xlink:href="./ObjectReplacements/Object 55" xlink:type="simple" xlink:show="embed" xlink:actuate="onLoad"/><svg:desc>формула</svg:desc></draw:frame>, равна n. То есть, <draw:frame draw:style-name="fr1" draw:name="Объект61" text:anchor-type="as-char" svg:width="4.237cm" svg:height="0.594cm" draw:z-index="59"><draw:object xlink:href="./Object 61" xlink:type="simple" xlink:show="embed" xlink:actuate="onLoad"/><draw:image xlink:href="./ObjectReplacements/Object 61" xlink:type="simple" xlink:show="embed" xlink:actuate="onLoad"/><svg:desc>формула</svg:desc></draw:frame>. Данная формула фиксирует мощность области значений атрибута <draw:frame draw:style-name="fr1" draw:name="Объект63" text:anchor-type="as-char" svg:width="0.695cm" svg:height="0.591cm" draw:z-index="61"><draw:object xlink:href="./Object 63" xlink:type="simple" xlink:show="embed" xlink:actuate="onLoad"/><draw:image xlink:href="./ObjectReplacements/Object 63" xlink:type="simple" xlink:show="embed" xlink:actuate="onLoad"/><svg:desc>формула</svg:desc></draw:frame>.</text:p>
        </text:list-item>
        <text:list-item>
          <text:p text:style-name="P18">Класс <draw:frame draw:style-name="fr1" draw:name="Объект56" text:anchor-type="as-char" svg:width="0.483cm" svg:height="0.467cm" draw:z-index="55"><draw:object xlink:href="./Object 56" xlink:type="simple" xlink:show="embed" xlink:actuate="onLoad"/><draw:image xlink:href="./ObjectReplacements/Object 56" xlink:type="simple" xlink:show="embed" xlink:actuate="onLoad"/><svg:desc>формула</svg:desc></draw:frame> – подмножество множества объектов типа <draw:frame draw:style-name="fr1" draw:name="Объект57" text:anchor-type="as-char" svg:width="0.661cm" svg:height="0.531cm" draw:z-index="56"><draw:object xlink:href="./Object 57" xlink:type="simple" xlink:show="embed" xlink:actuate="onLoad"/><draw:image xlink:href="./ObjectReplacements/Object 57" xlink:type="simple" xlink:show="embed" xlink:actuate="onLoad"/><svg:desc>формула</svg:desc></draw:frame>, у которых мощность множества, являющегося значением <draw:frame draw:style-name="fr1" draw:name="Объект58" text:anchor-type="as-char" svg:width="0.695cm" svg:height="0.591cm" draw:z-index="57"><draw:object xlink:href="./Object 58" xlink:type="simple" xlink:show="embed" xlink:actuate="onLoad"/><draw:image xlink:href="./ObjectReplacements/Object 58" xlink:type="simple" xlink:show="embed" xlink:actuate="onLoad"/><svg:desc>формула</svg:desc></draw:frame>, больше(больше или равна) n. То есть, <draw:frame draw:style-name="fr1" draw:name="Объект60" text:anchor-type="as-char" svg:width="6.288cm" svg:height="0.594cm" draw:z-index="58"><draw:object xlink:href="./Object 60" xlink:type="simple" xlink:show="embed" xlink:actuate="onLoad"/><draw:image xlink:href="./ObjectReplacements/Object 60" xlink:type="simple" xlink:show="embed" xlink:actuate="onLoad"/><svg:desc>формула</svg:desc></draw:frame>. Данная формула задает ограничение минимальной мощности области значений атрибута <draw:frame draw:style-name="fr1" draw:name="Объект64" text:anchor-type="as-char" svg:width="0.695cm" svg:height="0.591cm" draw:z-index="62"><draw:object xlink:href="./Object 64" xlink:type="simple" xlink:show="embed" xlink:actuate="onLoad"/><draw:image xlink:href="./ObjectReplacements/Object 64" xlink:type="simple" xlink:show="embed" xlink:actuate="onLoad"/><svg:desc>формула</svg:desc></draw:frame>.</text:p>
        </text:list-item>
      </text:list>
      <text:p text:style-name="First_20_line_20_indent">В канонической модели определена встроенная функция cardinal, возвращающая мощность множества. Для задания мощностного ограничения в 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cardinal удовлетворяет требуемым свойствам.</text:p>
      <text:h text:style-name="Title" text:outline-level="3"><text:soft-page-break/>Пример</text:h>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5">painterInvariant: <text:line-break/> <text:s text:c="8"/>{ in: predicative, invariant;<text:line-break/> <text:s text:c="10"/>{ predicative:<text:line-break/> <text:s text:c="12"/>painter &lt;= { X/Painter | cardinal(X.paints) le 20 }<text:line-break/> <text:s text:c="10"/>}<text:line-break/> <text:s text:c="8"/>}</text:span><text:lin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text:soft-pag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объектное свойство Paints. 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h text:style-name="Heading_20_3" text:outline-level="3"><text:bookmark text:name="__RefHeading__2271_296842079"/>Ограничения множества значений объектных свойств<text:bookmark-end text:name="__RefHeading__2271_296842079"/></text:h>
      <text:p text:style-name="First_20_line_20_indent">Иногда при моделировании онтологий требуется ограничить множество значений объектного свойства. Существует три вида подобных ограничений. </text:p>
      <text:p text:style-name="First_20_line_20_indent">Пусть в спецификации онтологии определены классы <draw:frame draw:style-name="fr1" draw:name="Объект6" text:anchor-type="as-char" svg:width="0.483cm" svg:height="0.467cm" draw:z-index="5"><draw:object xlink:href="./Object 6" xlink:type="simple" xlink:show="embed" xlink:actuate="onLoad"/><draw:image xlink:href="./ObjectReplacements/Object 6" xlink:type="simple" xlink:show="embed" xlink:actuate="onLoad"/></draw:frame>, <draw:frame draw:style-name="fr1" draw:name="Объект29" text:anchor-type="as-char" svg:width="0.52cm" svg:height="0.467cm" draw:z-index="28"><draw:object xlink:href="./Object 29" xlink:type="simple" xlink:show="embed" xlink:actuate="onLoad"/><draw:image xlink:href="./ObjectReplacements/Object 29" xlink:type="simple" xlink:show="embed" xlink:actuate="onLoad"/><svg:desc>формула</svg:desc></draw:frame> и <draw:frame draw:style-name="fr1" draw:name="Объект7" text:anchor-type="as-char" svg:width="1.194cm" svg:height="0.467cm" draw:z-index="6"><draw:object xlink:href="./Object 7" xlink:type="simple" xlink:show="embed" xlink:actuate="onLoad"/><draw:image xlink:href="./ObjectReplacements/Object 7" xlink:type="simple" xlink:show="embed" xlink:actuate="onLoad"/><svg:desc>формула</svg:desc></draw:frame>, соответствующие некоторым онтологическим понятиям, множество элементов <draw:frame draw:style-name="fr1" draw:name="Объект8" text:anchor-type="as-char" svg:width="1.565cm" svg:height="0.531cm" draw:z-index="7"><draw:object xlink:href="./Object 8" xlink:type="simple" xlink:show="embed" xlink:actuate="onLoad"/><draw:image xlink:href="./ObjectReplacements/Object 8" xlink:type="simple" xlink:show="embed" xlink:actuate="onLoad"/><svg:desc>формула</svg:desc></draw:frame>, соответствующее множеству индивидов онтологии, и объектное свойство <draw:frame draw:style-name="fr1" draw:name="Объект9" text:anchor-type="as-char" svg:width="0.492cm" svg:height="0.467cm" draw:z-index="8"><draw:object xlink:href="./Object 9" xlink:type="simple" xlink:show="embed" xlink:actuate="onLoad"/><draw:image xlink:href="./ObjectReplacements/Object 9" xlink:type="simple" xlink:show="embed" xlink:actuate="onLoad"/><svg:desc>формула</svg:desc></draw:frame>, задающее некоторое отношение на <draw:frame draw:style-name="fr1" draw:name="Объект14" text:anchor-type="as-char" svg:width="0.483cm" svg:height="0.467cm" draw:z-index="12"><draw:object xlink:href="./Object 14" xlink:type="simple" xlink:show="embed" xlink:actuate="onLoad"/><draw:image xlink:href="./ObjectReplacements/Object 14" xlink:type="simple" xlink:show="embed" xlink:actuate="onLoad"/><svg:desc>формула</svg:desc></draw:frame> c множеством значений <draw:frame draw:style-name="fr1" draw:name="Объект30" text:anchor-type="as-char" svg:width="0.52cm" svg:height="0.467cm" draw:z-index="29"><draw:object xlink:href="./Object 30" xlink:type="simple" xlink:show="embed" xlink:actuate="onLoad"/><draw:image xlink:href="./ObjectReplacements/Object 30" xlink:type="simple" xlink:show="embed" xlink:actuate="onLoad"/><svg:desc>формула</svg:desc></draw:frame>. Пусть <draw:frame draw:style-name="fr1" draw:name="Объект10" text:anchor-type="as-char" svg:width="0.661cm" svg:height="0.531cm" draw:z-index="9"><draw:object xlink:href="./Object 10" xlink:type="simple" xlink:show="embed" xlink:actuate="onLoad"/><draw:image xlink:href="./ObjectReplacements/Object 10" xlink:type="simple" xlink:show="embed" xlink:actuate="onLoad"/><svg:desc>формула</svg:desc></draw:frame> – АТД экземпляров класса <draw:frame draw:style-name="fr1" draw:name="Объект11" text:anchor-type="as-char" svg:width="0.483cm" svg:height="0.467cm" draw:z-index="10"><draw:object xlink:href="./Object 11" xlink:type="simple" xlink:show="embed" xlink:actuate="onLoad"/><draw:image xlink:href="./ObjectReplacements/Object 11" xlink:type="simple" xlink:show="embed" xlink:actuate="onLoad"/><svg:desc>формула</svg:desc></draw:frame>, <draw:frame draw:style-name="fr1" draw:name="Объект34" text:anchor-type="as-char" svg:width="0.709cm" svg:height="0.531cm" draw:z-index="33"><draw:object xlink:href="./Object 34" xlink:type="simple" xlink:show="embed" xlink:actuate="onLoad"/><draw:image xlink:href="./ObjectReplacements/Object 34" xlink:type="simple" xlink:show="embed" xlink:actuate="onLoad"/><svg:desc>формула</svg:desc></draw:frame> – АТД экземпляров класса <draw:frame draw:style-name="fr1" draw:name="Объект35" text:anchor-type="as-char" svg:width="0.52cm" svg:height="0.467cm" draw:z-index="34"><draw:object xlink:href="./Object 35" xlink:type="simple" xlink:show="embed" xlink:actuate="onLoad"/><draw:image xlink:href="./ObjectReplacements/Object 35" xlink:type="simple" xlink:show="embed" xlink:actuate="onLoad"/><svg:desc>формула</svg:desc></draw:frame>, <draw:frame draw:style-name="fr1" draw:name="Объект12" text:anchor-type="as-char" svg:width="0.695cm" svg:height="0.591cm" draw:z-index="11"><draw:object xlink:href="./Object 12" xlink:type="simple" xlink:show="embed" xlink:actuate="onLoad"/><draw:image xlink:href="./ObjectReplacements/Object 12" xlink:type="simple" xlink:show="embed" xlink:actuate="onLoad"/><svg:desc>формула</svg:desc></draw:frame> – атрибут <draw:frame draw:style-name="fr1" draw:name="Объект13" text:anchor-type="as-char" svg:width="0.661cm" svg:height="0.531cm" draw:z-index="13"><draw:object xlink:href="./Object 13" xlink:type="simple" xlink:show="embed" xlink:actuate="onLoad"/><draw:image xlink:href="./ObjectReplacements/Object 13" xlink:type="simple" xlink:show="embed" xlink:actuate="onLoad"/><svg:desc>формула</svg:desc></draw:frame>, соответствующий <draw:frame draw:style-name="fr1" draw:name="Объект15" text:anchor-type="as-char" svg:width="0.492cm" svg:height="0.467cm" draw:z-index="14"><draw:object xlink:href="./Object 15" xlink:type="simple" xlink:show="embed" xlink:actuate="onLoad"/><draw:image xlink:href="./ObjectReplacements/Object 15" xlink:type="simple" xlink:show="embed" xlink:actuate="onLoad"/><svg:desc>формула</svg:desc></draw:frame>. Тогда возможны три варианта задания ограничения множества значений объектного свойства <draw:frame draw:style-name="fr1" draw:name="Объект23" text:anchor-type="as-char" svg:width="0.492cm" svg:height="0.467cm" draw:z-index="22"><draw:object xlink:href="./Object 23" xlink:type="simple" xlink:show="embed" xlink:actuate="onLoad"/><draw:image xlink:href="./ObjectReplacements/Object 23" xlink:type="simple" xlink:show="embed" xlink:actuate="onLoad"/><svg:desc>формула</svg:desc></draw:frame>:</text:p>
      <text:list xml:id="list398018625" text:style-name="L5">
        <text:list-item>
          <text:p text:style-name="P17">Класс <draw:frame draw:style-name="fr1" draw:name="Объект22" text:anchor-type="as-char" svg:width="0.483cm" svg:height="0.467cm" draw:z-index="21"><draw:object xlink:href="./Object 22" xlink:type="simple" xlink:show="embed" xlink:actuate="onLoad"/><draw:image xlink:href="./ObjectReplacements/Object 22" xlink:type="simple" xlink:show="embed" xlink:actuate="onLoad"/><svg:desc>формула</svg:desc></draw:frame> – подмножество множества объектов типа <draw:frame draw:style-name="fr1" draw:name="Объект24" text:anchor-type="as-char" svg:width="0.661cm" svg:height="0.531cm" draw:z-index="23"><draw:object xlink:href="./Object 24" xlink:type="simple" xlink:show="embed" xlink:actuate="onLoad"/><draw:image xlink:href="./ObjectReplacements/Object 24" xlink:type="simple" xlink:show="embed" xlink:actuate="onLoad"/><svg:desc>формула</svg:desc></draw:frame>, у которых значение <draw:frame draw:style-name="fr1" draw:name="Объект16" text:anchor-type="as-char" svg:width="0.695cm" svg:height="0.591cm" draw:z-index="15"><draw:object xlink:href="./Object 16" xlink:type="simple" xlink:show="embed" xlink:actuate="onLoad"/><draw:image xlink:href="./ObjectReplacements/Object 16" xlink:type="simple" xlink:show="embed" xlink:actuate="onLoad"/><svg:desc>формула</svg:desc></draw:frame> – множество, содержащее элемент <draw:frame draw:style-name="fr1" draw:name="Объект17" text:anchor-type="as-char" svg:width="0.559cm" svg:height="0.531cm" draw:z-index="16"><draw:object xlink:href="./Object 17" xlink:type="simple" xlink:show="embed" xlink:actuate="onLoad"/><draw:image xlink:href="./ObjectReplacements/Object 17" xlink:type="simple" xlink:show="embed" xlink:actuate="onLoad"/><svg:desc>формула</svg:desc></draw:frame>. То есть, <draw:frame draw:style-name="fr1" draw:name="Объект25" text:anchor-type="as-char" svg:width="4.228cm" svg:height="0.591cm" draw:z-index="24"><draw:object xlink:href="./Object 25" xlink:type="simple" xlink:show="embed" xlink:actuate="onLoad"/><draw:image xlink:href="./ObjectReplacements/Object 25" xlink:type="simple" xlink:show="embed" xlink:actuate="onLoad"/><svg:desc>формула</svg:desc></draw:frame>.</text:p>
        </text:list-item>
        <text:list-item>
          <text:p text:style-name="P17">Класс <draw:frame draw:style-name="fr1" draw:name="Объект26" text:anchor-type="as-char" svg:width="0.483cm" svg:height="0.467cm" draw:z-index="25"><draw:object xlink:href="./Object 26" xlink:type="simple" xlink:show="embed" xlink:actuate="onLoad"/><draw:image xlink:href="./ObjectReplacements/Object 26" xlink:type="simple" xlink:show="embed" xlink:actuate="onLoad"/><svg:desc>формула</svg:desc></draw:frame> – подмножество множества объектов типа <draw:frame draw:style-name="fr1" draw:name="Объект27" text:anchor-type="as-char" svg:width="0.661cm" svg:height="0.531cm" draw:z-index="26"><draw:object xlink:href="./Object 27" xlink:type="simple" xlink:show="embed" xlink:actuate="onLoad"/><draw:image xlink:href="./ObjectReplacements/Object 27" xlink:type="simple" xlink:show="embed" xlink:actuate="onLoad"/><svg:desc>формула</svg:desc></draw:frame>, у которых значение <draw:frame draw:style-name="fr1" draw:name="Объект18" text:anchor-type="as-char" svg:width="0.695cm" svg:height="0.591cm" draw:z-index="17"><draw:object xlink:href="./Object 18" xlink:type="simple" xlink:show="embed" xlink:actuate="onLoad"/><draw:image xlink:href="./ObjectReplacements/Object 18" xlink:type="simple" xlink:show="embed" xlink:actuate="onLoad"/><svg:desc>формула</svg:desc></draw:frame> – множество, состоящее из некоторых экземпляров класса <draw:frame draw:style-name="fr1" draw:name="Объект19" text:anchor-type="as-char" svg:width="0.492cm" svg:height="0.467cm" draw:z-index="18"><draw:object xlink:href="./Object 19" xlink:type="simple" xlink:show="embed" xlink:actuate="onLoad"/><draw:image xlink:href="./ObjectReplacements/Object 19" xlink:type="simple" xlink:show="embed" xlink:actuate="onLoad"/></draw:frame>. То есть, <draw:frame draw:style-name="fr1" draw:name="Объект28" text:anchor-type="as-char" svg:width="7.004cm" svg:height="0.591cm" draw:z-index="27"><draw:object xlink:href="./Object 28" xlink:type="simple" xlink:show="embed" xlink:actuate="onLoad"/><draw:image xlink:href="./ObjectReplacements/Object 28" xlink:type="simple" xlink:show="embed" xlink:actuate="onLoad"/><svg:desc>формула</svg:desc></draw:frame>.</text:p>
        </text:list-item>
        <text:list-item>
          <text:p text:style-name="P17">Класс <draw:frame draw:style-name="fr1" draw:name="Объект31" text:anchor-type="as-char" svg:width="0.483cm" svg:height="0.467cm" draw:z-index="30"><draw:object xlink:href="./Object 31" xlink:type="simple" xlink:show="embed" xlink:actuate="onLoad"/><draw:image xlink:href="./ObjectReplacements/Object 31" xlink:type="simple" xlink:show="embed" xlink:actuate="onLoad"/><svg:desc>формула</svg:desc></draw:frame> – подмножество множества объектов типа <draw:frame draw:style-name="fr1" draw:name="Объект32" text:anchor-type="as-char" svg:width="0.661cm" svg:height="0.531cm" draw:z-index="31"><draw:object xlink:href="./Object 32" xlink:type="simple" xlink:show="embed" xlink:actuate="onLoad"/><draw:image xlink:href="./ObjectReplacements/Object 32" xlink:type="simple" xlink:show="embed" xlink:actuate="onLoad"/><svg:desc>формула</svg:desc></draw:frame>, у которых значение <draw:frame draw:style-name="fr1" draw:name="Объект20" text:anchor-type="as-char" svg:width="0.695cm" svg:height="0.591cm" draw:z-index="19"><draw:object xlink:href="./Object 20" xlink:type="simple" xlink:show="embed" xlink:actuate="onLoad"/><draw:image xlink:href="./ObjectReplacements/Object 20" xlink:type="simple" xlink:show="embed" xlink:actuate="onLoad"/><svg:desc>формула</svg:desc></draw:frame> – множество, состоящее из всевозможных экземпляров <text:soft-page-break/>класса <draw:frame draw:style-name="fr1" draw:name="Объект21" text:anchor-type="as-char" svg:width="0.492cm" svg:height="0.467cm" draw:z-index="20"><draw:object xlink:href="./Object 21" xlink:type="simple" xlink:show="embed" xlink:actuate="onLoad"/><draw:image xlink:href="./ObjectReplacements/Object 21" xlink:type="simple" xlink:show="embed" xlink:actuate="onLoad"/><svg:desc>формула</svg:desc></draw:frame>. То есть, <draw:frame draw:style-name="fr1" draw:name="Объект33" text:anchor-type="as-char" svg:width="7.163cm" svg:height="0.591cm" draw:z-index="32"><draw:object xlink:href="./Object 33" xlink:type="simple" xlink:show="embed" xlink:actuate="onLoad"/><draw:image xlink:href="./ObjectReplacements/Object 33" xlink:type="simple" xlink:show="embed" xlink:actuate="onLoad"/><svg:desc>формула</svg:desc></draw:frame>.</text:p>
        </text:list-item>
      </text:list>
      <text:h text:style-name="Title" text:outline-level="3">Пример</text:h>
      <text:p text:style-name="First_20_line_20_indent">В качестве примера задания описанных ограничений рассмотрим модуль 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 <text:s text:c="15"/>metaslot in: hasMaker; end;<text:line-break/> <text:s text:c="12"/>hasTaste: wineTaste;<text:line-break/> <text:s text:c="15"/>metaslot in: WineTaste; end;<text:line-break/><text:span text:style-name="T5">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5">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 <text:s text:c="10"/>}<text:lin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text:soft-page-break/> <text:s text:c="10"/>}<text:line-break/> <text:s text:c="5"/>},<text:line-break/> <text:s text:c="5"/>{ wineTaste; in: class;<text:line-break/> <text:s text:c="7"/>instance_type:<text:line-break/> <text:s text:c="10"/>{ in: type;<text:line-break/> <text:s text:c="10"/>}<text:lin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p>
      <text:p text:style-name="First_20_line_20_indent">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Для того чтобы обращаться к ним из других частей модуля 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Также определены объектные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сухого вина.</text:p>
      <text:p text:style-name="First_20_line_20_indent">Инвариант hasMakerInvariant класса wine задает следующее ограничение: любое вино изготавливается на винной фабрике. Инвариант hasTasteInvariant класса burgundy задает ограничение: все бургундские вина сухие.</text:p>
      <text:h text:style-name="Heading_20_2" text:outline-level="2"><text:bookmark text:name="__RefHeading__2373_296842079"/>Представление логических операций над классами<text:bookmark-end text:name="__RefHeading__2373_296842079"/></text:h>
      <text:p text:style-name="First_20_line_20_indent">Еще одним эффективным способом задания онтологических понятий является использование логических операций над уже определенными понятиями.</text:p>
      <text:p text:style-name="First_20_line_20_indent">Пусть в спецификации онтологии определены классы <draw:frame draw:style-name="fr1" draw:name="Объект65" text:anchor-type="as-char" svg:width="0.647cm" svg:height="0.531cm" draw:z-index="63"><draw:object xlink:href="./Object 65" xlink:type="simple" xlink:show="embed" xlink:actuate="onLoad"/><draw:image xlink:href="./ObjectReplacements/Object 65" xlink:type="simple" xlink:show="embed" xlink:actuate="onLoad"/><svg:desc>формула</svg:desc></draw:frame> и <draw:frame draw:style-name="fr1" draw:name="Объект66" text:anchor-type="as-char" svg:width="0.654cm" svg:height="0.531cm" draw:z-index="64"><draw:object xlink:href="./Object 66" xlink:type="simple" xlink:show="embed" xlink:actuate="onLoad"/><draw:image xlink:href="./ObjectReplacements/Object 66" xlink:type="simple" xlink:show="embed" xlink:actuate="onLoad"/><svg:desc>формула</svg:desc></draw:frame>, соответствующие некоторым онтологическим понятиям, <text:s/>Пусть <draw:frame draw:style-name="fr1" draw:name="Объект72" text:anchor-type="as-char" svg:width="0.661cm" svg:height="0.591cm" draw:z-index="65"><draw:object xlink:href="./Object 72" xlink:type="simple" xlink:show="embed" xlink:actuate="onLoad"/><draw:image xlink:href="./ObjectReplacements/Object 72" xlink:type="simple" xlink:show="embed" xlink:actuate="onLoad"/><svg:desc>формула</svg:desc></draw:frame> – АТД экземпляров класса <draw:frame draw:style-name="fr1" draw:name="Объект73" text:anchor-type="as-char" svg:width="0.647cm" svg:height="0.531cm" draw:z-index="66"><draw:object xlink:href="./Object 73" xlink:type="simple" xlink:show="embed" xlink:actuate="onLoad"/><draw:image xlink:href="./ObjectReplacements/Object 73" xlink:type="simple" xlink:show="embed" xlink:actuate="onLoad"/><svg:desc>формула</svg:desc></draw:frame>, <draw:frame draw:style-name="fr1" draw:name="Объект74" text:anchor-type="as-char" svg:width="0.661cm" svg:height="0.591cm" draw:z-index="67"><draw:object xlink:href="./Object 74" xlink:type="simple" xlink:show="embed" xlink:actuate="onLoad"/><draw:image xlink:href="./ObjectReplacements/Object 74" xlink:type="simple" xlink:show="embed" xlink:actuate="onLoad"/><svg:desc>формула</svg:desc></draw:frame> – АТД экземпляров класса <draw:frame draw:style-name="fr1" draw:name="Объект75" text:anchor-type="as-char" svg:width="0.654cm" svg:height="0.531cm" draw:z-index="68"><draw:object xlink:href="./Object 75" xlink:type="simple" xlink:show="embed" xlink:actuate="onLoad"/><draw:image xlink:href="./ObjectReplacements/Object 75" xlink:type="simple" xlink:show="embed" xlink:actuate="onLoad"/><svg:desc>формула</svg:desc></draw:frame>, <draw:frame draw:style-name="fr1" draw:name="Объект76" text:anchor-type="as-char" svg:width="0.628cm" svg:height="0.531cm" draw:z-index="69"><draw:object xlink:href="./Object 76" xlink:type="simple" xlink:show="embed" xlink:actuate="onLoad"/><draw:image xlink:href="./ObjectReplacements/Object 76" xlink:type="simple" xlink:show="embed" xlink:actuate="onLoad"/><svg:desc>формула</svg:desc></draw:frame> – множество <text:soft-page-break/>атрибутов <draw:frame draw:style-name="fr1" draw:name="Объект77" text:anchor-type="as-char" svg:width="0.661cm" svg:height="0.591cm" draw:z-index="70"><draw:object xlink:href="./Object 77" xlink:type="simple" xlink:show="embed" xlink:actuate="onLoad"/><draw:image xlink:href="./ObjectReplacements/Object 77" xlink:type="simple" xlink:show="embed" xlink:actuate="onLoad"/><svg:desc>формула</svg:desc></draw:frame>, <draw:frame draw:style-name="fr1" draw:name="Объект67" text:anchor-type="as-char" svg:width="0.635cm" svg:height="0.531cm" draw:z-index="71"><draw:object xlink:href="./Object 67" xlink:type="simple" xlink:show="embed" xlink:actuate="onLoad"/><draw:image xlink:href="./ObjectReplacements/Object 67" xlink:type="simple" xlink:show="embed" xlink:actuate="onLoad"/><svg:desc>формула</svg:desc></draw:frame> – множество атрибутов <draw:frame draw:style-name="fr1" draw:name="Объект68" text:anchor-type="as-char" svg:width="0.661cm" svg:height="0.591cm" draw:z-index="72"><draw:object xlink:href="./Object 68" xlink:type="simple" xlink:show="embed" xlink:actuate="onLoad"/><draw:image xlink:href="./ObjectReplacements/Object 68" xlink:type="simple" xlink:show="embed" xlink:actuate="onLoad"/><svg:desc>формула</svg:desc></draw:frame>. Тогда возможны три способа задания класса <draw:frame draw:style-name="fr1" draw:name="Объект71" text:anchor-type="as-char" svg:width="0.647cm" svg:height="0.531cm" draw:z-index="75"><draw:object xlink:href="./Object 71" xlink:type="simple" xlink:show="embed" xlink:actuate="onLoad"/><draw:image xlink:href="./ObjectReplacements/Object 71" xlink:type="simple" xlink:show="embed" xlink:actuate="onLoad"/><svg:desc>формула</svg:desc></draw:frame> как логической комбинации <draw:frame draw:style-name="fr1" draw:name="Объект69" text:anchor-type="as-char" svg:width="0.647cm" svg:height="0.531cm" draw:z-index="73"><draw:object xlink:href="./Object 69" xlink:type="simple" xlink:show="embed" xlink:actuate="onLoad"/><draw:image xlink:href="./ObjectReplacements/Object 69" xlink:type="simple" xlink:show="embed" xlink:actuate="onLoad"/><svg:desc>формула</svg:desc></draw:frame> и <draw:frame draw:style-name="fr1" draw:name="Объект70" text:anchor-type="as-char" svg:width="0.654cm" svg:height="0.531cm" draw:z-index="74"><draw:object xlink:href="./Object 70" xlink:type="simple" xlink:show="embed" xlink:actuate="onLoad"/><draw:image xlink:href="./ObjectReplacements/Object 70" xlink:type="simple" xlink:show="embed" xlink:actuate="onLoad"/><svg:desc>формула</svg:desc></draw:frame>:</text:p>
      <text:list xml:id="list408871574" text:style-name="L7">
        <text:list-item>
          <text:p text:style-name="P19">Класс <draw:frame draw:style-name="fr1" draw:name="Объект78" text:anchor-type="as-char" svg:width="0.647cm" svg:height="0.531cm" draw:z-index="76"><draw:object xlink:href="./Object 78" xlink:type="simple" xlink:show="embed" xlink:actuate="onLoad"/><draw:image xlink:href="./ObjectReplacements/Object 78" xlink:type="simple" xlink:show="embed" xlink:actuate="onLoad"/><svg:desc>формула</svg:desc></draw:frame> – пересечение классов <draw:frame draw:style-name="fr1" draw:name="Объект79" text:anchor-type="as-char" svg:width="0.647cm" svg:height="0.531cm" draw:z-index="77"><draw:object xlink:href="./Object 79" xlink:type="simple" xlink:show="embed" xlink:actuate="onLoad"/><draw:image xlink:href="./ObjectReplacements/Object 79" xlink:type="simple" xlink:show="embed" xlink:actuate="onLoad"/><svg:desc>формула</svg:desc></draw:frame> и <draw:frame draw:style-name="fr1" draw:name="Объект80" text:anchor-type="as-char" svg:width="0.654cm" svg:height="0.531cm" draw:z-index="78"><draw:object xlink:href="./Object 80" xlink:type="simple" xlink:show="embed" xlink:actuate="onLoad"/><draw:image xlink:href="./ObjectReplacements/Object 80" xlink:type="simple" xlink:show="embed" xlink:actuate="onLoad"/><svg:desc>формула</svg:desc></draw:frame>. То есть, <draw:frame draw:style-name="fr1" draw:name="Объект87" text:anchor-type="as-char" svg:width="2.545cm" svg:height="0.531cm" draw:z-index="85"><draw:object xlink:href="./Object 87" xlink:type="simple" xlink:show="embed" xlink:actuate="onLoad"/><draw:image xlink:href="./ObjectReplacements/Object 87" xlink:type="simple" xlink:show="embed" xlink:actuate="onLoad"/><svg:desc>формула</svg:desc></draw:frame>.</text:p>
        </text:list-item>
        <text:list-item>
          <text:p text:style-name="P19">Класс <draw:frame draw:style-name="fr1" draw:name="Объект81" text:anchor-type="as-char" svg:width="0.647cm" svg:height="0.531cm" draw:z-index="79"><draw:object xlink:href="./Object 81" xlink:type="simple" xlink:show="embed" xlink:actuate="onLoad"/><draw:image xlink:href="./ObjectReplacements/Object 81" xlink:type="simple" xlink:show="embed" xlink:actuate="onLoad"/><svg:desc>формула</svg:desc></draw:frame> – объединение классов <draw:frame draw:style-name="fr1" draw:name="Объект82" text:anchor-type="as-char" svg:width="0.647cm" svg:height="0.531cm" draw:z-index="80"><draw:object xlink:href="./Object 82" xlink:type="simple" xlink:show="embed" xlink:actuate="onLoad"/><draw:image xlink:href="./ObjectReplacements/Object 82" xlink:type="simple" xlink:show="embed" xlink:actuate="onLoad"/><svg:desc>формула</svg:desc></draw:frame> и <draw:frame draw:style-name="fr1" draw:name="Объект83" text:anchor-type="as-char" svg:width="0.654cm" svg:height="0.531cm" draw:z-index="81"><draw:object xlink:href="./Object 83" xlink:type="simple" xlink:show="embed" xlink:actuate="onLoad"/><draw:image xlink:href="./ObjectReplacements/Object 83" xlink:type="simple" xlink:show="embed" xlink:actuate="onLoad"/><svg:desc>формула</svg:desc></draw:frame>. То есть, <draw:frame draw:style-name="fr1" draw:name="Объект88" text:anchor-type="as-char" svg:width="2.549cm" svg:height="0.531cm" draw:z-index="87"><draw:object xlink:href="./Object 88" xlink:type="simple" xlink:show="embed" xlink:actuate="onLoad"/><draw:image xlink:href="./ObjectReplacements/Object 88" xlink:type="simple" xlink:show="embed" xlink:actuate="onLoad"/></draw:frame>.</text:p>
        </text:list-item>
        <text:list-item>
          <text:p text:style-name="P19">Класс <draw:frame draw:style-name="fr1" draw:name="Объект84" text:anchor-type="as-char" svg:width="0.647cm" svg:height="0.531cm" draw:z-index="82"><draw:object xlink:href="./Object 84" xlink:type="simple" xlink:show="embed" xlink:actuate="onLoad"/><draw:image xlink:href="./ObjectReplacements/Object 84" xlink:type="simple" xlink:show="embed" xlink:actuate="onLoad"/><svg:desc>формула</svg:desc></draw:frame> – разность классов <draw:frame draw:style-name="fr1" draw:name="Объект85" text:anchor-type="as-char" svg:width="0.647cm" svg:height="0.531cm" draw:z-index="83"><draw:object xlink:href="./Object 85" xlink:type="simple" xlink:show="embed" xlink:actuate="onLoad"/><draw:image xlink:href="./ObjectReplacements/Object 85" xlink:type="simple" xlink:show="embed" xlink:actuate="onLoad"/><svg:desc>формула</svg:desc></draw:frame> и <draw:frame draw:style-name="fr1" draw:name="Объект86" text:anchor-type="as-char" svg:width="0.654cm" svg:height="0.531cm" draw:z-index="84"><draw:object xlink:href="./Object 86" xlink:type="simple" xlink:show="embed" xlink:actuate="onLoad"/><draw:image xlink:href="./ObjectReplacements/Object 86" xlink:type="simple" xlink:show="embed" xlink:actuate="onLoad"/><svg:desc>формула</svg:desc></draw:frame>. То есть, <draw:frame draw:style-name="fr1" draw:name="Объект89" text:anchor-type="as-char" svg:width="2.471cm" svg:height="0.531cm" draw:z-index="86"><draw:object xlink:href="./Object 89" xlink:type="simple" xlink:show="embed" xlink:actuate="onLoad"/><draw:image xlink:href="./ObjectReplacements/Object 89" xlink:type="simple" xlink:show="embed" xlink:actuate="onLoad"/><svg:desc>формула</svg:desc></draw:frame>.</text:p>
        </text:list-item>
      </text:list>
      <text:p text:style-name="First_20_line_20_indent">Для <draw:frame draw:style-name="fr1" draw:name="Объект91" text:anchor-type="as-char" svg:width="0.661cm" svg:height="0.591cm" draw:z-index="89"><draw:object xlink:href="./Object 91" xlink:type="simple" xlink:show="embed" xlink:actuate="onLoad"/><draw:image xlink:href="./ObjectReplacements/Object 91" xlink:type="simple" xlink:show="embed" xlink:actuate="onLoad"/><svg:desc>формула</svg:desc></draw:frame> – АТД экземпляров класса <draw:frame draw:style-name="fr1" draw:name="Объект90" text:anchor-type="as-char" svg:width="0.647cm" svg:height="0.531cm" draw:z-index="88"><draw:object xlink:href="./Object 90" xlink:type="simple" xlink:show="embed" xlink:actuate="onLoad"/><draw:image xlink:href="./ObjectReplacements/Object 90" xlink:type="simple" xlink:show="embed" xlink:actuate="onLoad"/><svg:desc>формула</svg:desc></draw:frame> с множеством атрибутов <draw:frame draw:style-name="fr1" draw:name="Объект92" text:anchor-type="as-char" svg:width="0.63cm" svg:height="0.531cm" draw:z-index="90"><draw:object xlink:href="./Object 92" xlink:type="simple" xlink:show="embed" xlink:actuate="onLoad"/><draw:image xlink:href="./ObjectReplacements/Object 92" xlink:type="simple" xlink:show="embed" xlink:actuate="onLoad"/><svg:desc>формула</svg:desc></draw:frame> – должно выполняться следующее условие: <draw:frame draw:style-name="fr1" draw:name="Объект93" text:anchor-type="as-char" svg:width="2.198cm" svg:height="0.531cm" draw:z-index="91"><draw:object xlink:href="./Object 93" xlink:type="simple" xlink:show="embed" xlink:actuate="onLoad"/><draw:image xlink:href="./ObjectReplacements/Object 93" xlink:type="simple" xlink:show="embed" xlink:actuate="onLoad"/><svg:desc>формула</svg:desc></draw:frame>. Иными словами, АТД класса <draw:frame draw:style-name="fr1" draw:name="Объект94" text:anchor-type="as-char" svg:width="0.647cm" svg:height="0.531cm" draw:z-index="92"><draw:object xlink:href="./Object 94" xlink:type="simple" xlink:show="embed" xlink:actuate="onLoad"/><draw:image xlink:href="./ObjectReplacements/Object 94" xlink:type="simple" xlink:show="embed" xlink:actuate="onLoad"/><svg:desc>формула</svg:desc></draw:frame> должен содержать атрибуты классов, входящих в логическую комбинацию.</text:p>
      <text:h text:style-name="Title" text:outline-level="3">Пример</text:h>
      <text:p text:style-name="Text_20_body">В качестве примера возьмем уже рассмотренную онтологию «Вина», в которой некоторые понятия заданы другим способом. Для лучшей наглядности неиспользуемые понятия убраны из примера.</text:p>
      <text:p text:style-name="Исходный_20_код">{ WineOntology; in: module;<text:line-break/> <text:s text:c="2"/>class:<text:line-break/> <text:s text:c="5"/>{ wine; in: class;<text:line-break/> <text:s text:c="7"/>instance_type:<text:line-break/> <text:s text:c="10"/>{ in: type;<text:line-break/> <text:s text:c="12"/>hasTaste: wineTaste;<text:line-break/> <text:s text:c="15"/>metaslot in: WineTaste; end;<text:line-break/> <text:s text:c="12"/>madeIn: region;<text:line-break/> <text:s text:c="15"/>metaslot in: MadeIn; end;<text:line-break/> <text:s text:c="10"/>}<text:line-break/> <text:s text:c="5"/>},<text:line-break/> <text:s text:c="5"/>{ dryWine; in: class;<text:line-break/> <text:s text:c="7"/>superclass: wine;<text:line-break/> <text:s text:c="7"/>instance_type:<text:line-break/> <text:s text:c="10"/>{ in: type;<text:line-break/> <text:s text:c="12"/>supertype: wine.inst;<text:line-break/> <text:s text:c="12"/>hasTasteInvariant: <text:line-break/> <text:s text:c="16"/>{ in: predicative, invariant;<text:line-break/> <text:s text:c="18"/>{ predicative;<text:line-break/> <text:s text:c="20"/>dryWine &lt;= {W/dryWine.inst|is_in(W.hasTaste,Dry)}<text:line-break/> <text:s text:c="18"/>}<text:line-break/> <text:s text:c="16"/>} <text:s/><text:line-break/> <text:s text:c="11"/>}<text:line-break/> <text:s text:c="5"/>}, <text:line-break/> <text:s text:c="5"/>{ frenchWine; in: class;<text:line-break/> <text:s text:c="7"/>superclass: wine;<text:line-break/> <text:s text:c="7"/>instance_type:<text:line-break/><text:soft-page-break/> <text:s text:c="10"/>{ in: type;<text:line-break/> <text:s text:c="12"/>supertype: wine.inst;<text:line-break/> <text:s text:c="12"/>madeInInvariant: <text:line-break/> <text:s text:c="16"/>{ in: predicative, invariant;<text:line-break/> <text:s text:c="18"/>{ predicative;<text:line-break/> <text:s text:c="20"/>frenchWine &lt;= {W/frenchWine.inst|<text:line-break/> <text:s text:c="35"/>is_in(W.madeIn,FrenchRegion)}<text:line-break/> <text:s text:c="18"/>}<text:line-break/> <text:s text:c="16"/>} <text:s/><text:span text:style-name="T5"><text:s text:c="8"/></text:span><text:line-break/> <text:s text:c="10"/>}<text:line-break/> <text:s text:c="5"/>},<text:line-break/> <text:s text:c="5"/>{ dryFrenchWine; in: class;<text:line-break/> <text:s text:c="7"/>superclass: wine;<text:line-break/> <text:s text:c="7"/>instance_type:<text:line-break/> <text:s text:c="11"/>{ in: type;<text:line-break/> <text:s text:c="13"/>supertype: wine.inst;<text:line-break/><text:span text:style-name="T5"> <text:s text:c="13"/>intersectionInvariant: <text:line-break/> <text:s text:c="16"/>{ in: predicative, invariant;<text:line-break/> <text:s text:c="18"/>{ predicative;<text:line-break/> <text:s text:c="20"/>is_equal(dryFrenchWine,<text:line-break/> <text:s text:c="31"/>intersect(frenchWine,dryWine))<text:line-break/> <text:s text:c="18"/>}<text:line-break/> <text:s text:c="16"/>}</text:span><text:line-break/> <text:s text:c="11"/>}<text:line-break/> <text:s text:c="5"/>},<text:line-break/> <text:s text:c="5"/>{ wineTaste; in: class;<text:line-break/> <text:s text:c="7"/>instance_type:<text:line-break/> <text:s text:c="10"/>{ in: type;<text:line-break/> <text:s text:c="10"/>}<text:line-break/> <text:s text:c="5"/>},<text:line-break/> <text:s text:c="5"/>{ region; in: class;<text:line-break/> <text:s text:c="7"/>instance_type:<text:line-break/> <text:s text:c="10"/>{ in: type;<text:line-break/> <text:s text:c="10"/>}<text:line-break/> <text:s text:c="5"/>},<text:line-break/> <text:s text:c="5"/>{ HasTaste; in: association, metaclass;<text:line-break/> <text:s text:c="7"/>instance_section: { domain: wine; range: wineTaste }<text:line-break/> <text:s text:c="5"/>},<text:line-break/> <text:s text:c="5"/>{ MadeIn; in: association, metaclass;<text:line-break/> <text:s text:c="7"/>instance_section: { domain: wine; range: region }<text:line-break/> <text:s text:c="5"/>},<text:line-break/> <text:s text:c="5"/>{ Dry; in: wineTaste },<text:line-break/> <text:s text:c="5"/><text:bookmark text:name="firstHeading"/>{ FrenchRegion; in: region }<text:line-break/>}</text:p>
      <text:p text:style-name="First_20_line_20_indent">В данном примере определено объектное свойство MadeIn, позволяющее указать в каком регионе(класс region) сделано вино. Класс frenchWine – спецификация понятия «Французское вино», класс dryWine – спецификация понятия «Сухое вино». Класс dryFrenchWine, специфицирующий <text:soft-page-break/>онтологическое понятие «Сухое французское вино», задан как пересечение классов dryWine и frenchWine. Все три понятия являются уточнением понятия «Вино», что обеспечивает выполнение требования о включении атрибутов АТД экземпляров классов, входящих в логическую комбинацию, в АТД класса, определяемого этой логической комбинацией.</text:p>
      <text:h text:style-name="Heading_20_2" text:outline-level="2">Представление онтологических понятий в виде перечислений</text:h>
      <text:p text:style-name="First_20_line_20_indent">Если онтологическое понятие включает лишь небольшое число элементов, то целесообразно для его определения использовать прямое перечисление его членов. В канонической модели перечисление может быть задано в инварианте АТД экземпляров класса, соответствующего онтологическому понятию. </text:p>
      <text:h text:style-name="Title" text:outline-level="3">Пример</text:h>
      <text:p text:style-name="Text_20_body">Рассмотрим онтологию вин из предыдущего примера.</text:p>
      <text:p text:style-name="Исходный_20_код">{ WineOntology; in: module;<text:line-break/> <text:s text:c="2"/>class:<text:line-break/> <text:s text:c="5"/>… <text:line-break/> <text:s text:c="5"/>{ wineColor; in: class;<text:line-break/> <text:s text:c="7"/>instance_type:<text:line-break/> <text:s text:c="11"/>{ in: type;<text:line-break/><text:span text:style-name="T5"> <text:s text:c="13"/>enumerationInvariant: <text:line-break/> <text:s text:c="16"/>{ in: predicative, invariant;<text:line-break/> <text:s text:c="18"/>{ predicative;<text:line-break/> <text:s text:c="20"/>is_equal(wineColor, {White,Rose,Red})<text:line-break/> <text:s text:c="18"/>}<text:line-break/> <text:s text:c="16"/>}</text:span><text:span text:style-name="T6"><text:line-break/> <text:s text:c="12"/>}</text:span><text:line-break/> <text:s text:c="5"/>},<text:line-break/> <text:s text:c="5"/>{ White; in: wineColor },<text:line-break/> <text:s text:c="5"/>{ Red; in: wineColor },<text:line-break/> <text:s text:c="5"/><text:bookmark text:name="firstHeading1"/>{ Rose; in: wineColor }<text:line-break/>}</text:p>
      <text:p text:style-name="First_20_line_20_indent">В рассматриваемом примере определено онтологическое понятие «Цвет вина» и три индивида, входящих в это понятие, обозначающие красный, белый и розовый цвет. Инвариант в определении АТД экземпляров класса wineColor задает эквивалентность класса wineColor и множества из трех элементов: White, Rose, Red. Это означает, что никакой другой индивид, кроме перечисленных в множестве, не может являться членом класса wineColor.</text:p>
      <text:h text:style-name="Heading_20_2" text:outline-level="2"><text:soft-page-break/>Представление разобщенных понятий</text:h>
      <text:p text:style-name="First_20_line_20_indent">Два онтологических понятия называются разобщенными, если любой индивид, входящий в одно из них, не может входит в другое. Разобщение понятий может быть полезно для описания противоположных понятий, например, фрукт не может относиться к сладким и несладким фруктам одновременно. В канонической модели для задания разобщения достаточно в инварианте АТД экземпляров класса, соответствующего одному из разобщенных понятий, явно указать, что пересечение с классом, соответствующим другому разобщаемому понятию, пусто. </text:p>
      <text:h text:style-name="Title" text:outline-level="3">Пример</text:h>
      <text:p text:style-name="Исходный_20_код">{ FruitOntology; in: module;<text:line-break/> <text:s text:c="2"/>class:<text:line-break/> <text:s text:c="5"/>{ sweetFruit; in: class;<text:line-break/> <text:s text:c="7"/>instance_type:<text:line-break/> <text:s text:c="11"/>{ in: type;<text:line-break/><text:span text:style-name="T5"> <text:s text:c="13"/>disjointInvariant: <text:line-break/> <text:s text:c="16"/>{ in: predicative, invariant;<text:line-break/> <text:s text:c="18"/>{ predicative;<text:line-break/> <text:s text:c="20"/>is_empty(intersect(sweetFruit,nonSweetFruit))<text:line-break/> <text:s text:c="18"/>}<text:line-break/> <text:s text:c="16"/>}</text:span><text:span text:style-name="T6"><text:line-break/> <text:s text:c="12"/>}</text:span><text:line-break/> <text:s text:c="5"/>},<text:line-break/> <text:s text:c="5"/>{ nonSweetFruit; in: class;<text:line-break/> <text:s text:c="7"/>instance_type:<text:line-break/> <text:s text:c="11"/>{ in: type;<text:span text:style-name="T6"><text:line-break/> <text:s text:c="12"/>}</text:span><text:line-break/> <text:s text:c="5"/>}<text:line-break/>}</text:p>
      <text:p text:style-name="First_20_line_20_indent">В приведенном примере определена онтология «Фрукты», в которой заданы два онтологических понятия «Сладкий фрукт» и «Несладкий фрукт». В инварианте disjointInvariant АТД экземпляров класса sweetFruit задано разобщение вышеуказанных понятий. Встроенный предикат is_empty проверяет множество на пустоту.</text:p>
      <text:h text:style-name="Heading_20_1" text:outline-level="1">Построение отображения канонической информационной модели в онтологическую модель OWL</text:h>
      <text:p text:style-name="First_20_line_20_indent">Для языка OWL разработано несколько видов синтаксиса: XML-синтаксис, функциональный синтаксис и так называемый манчестерский синтаксис. В данной работе все спецификации на OWL даны в XML-синтаксисе, являющемся наиболее распространенным.</text:p>
      <text:h text:style-name="Heading_20_2" text:outline-level="2">Отображение встроенных типов данных</text:h>
      <text:p text:style-name="First_20_line_20_indent">Первым этапом построения отображения является отображение встроенных типов данных. В канонической модели существует большой спектр средств для задания таких типов. </text:p>
      <text:p text:style-name="First_20_line_20_indent">В языке OWL отсутствуют встроенные типы данных и средства для задания скалярных типов, онтологии заимствуют скалярные типы из XML Schema [15]. Для того чтобы отобразить типы данных языка СИНТЕЗ в типы XML Schema, требуется построить взаимно однозначное соответствие между типами, определенными в онтологии на языке СИНТЕЗ, и типам из XML Schema. Поскольку в OWL не предусмотрена возможность определения скалярных типов данных, такое отображение должно явно задавать, какой тип в XML Schema соответствует типу в канонической модели.</text:p>
      <text:p text:style-name="First_20_line_20_indent">Пусть в онтологии используются следующие скалярные типы: int(знаковый целочисленный тип), uint(беззнаковый целочисленный тип), boolean(логический тип), string(строковый тип). Для того, чтобы ссылаться на тип из XML Schema, используется его URI(англ. Uniform Resource Identifier – универсальный идентификатор ресурса). Соответствующее отображение приведено в Таблице 1<office:annotation><dc:creator>Dennis Kopin</dc:creator><dc:date>2010-05-16T14:35:11</dc:date><text:p text:style-name="P32"><text:span text:style-name="T11">Нумерация таблиц</text:span></text:p></office:annotation>.</text:p>
      <text:p text:style-name="P30">Таблица <text:sequence text:ref-name="refTable0" text:name="Table" text:formula="ooow:Table+1" style:num-format="1">1</text:sequence>: Соответствие скалярных типов данных</text:p>
      <table:table table:name="Таблица1" table:style-name="Таблица1">
        <table:table-column table:style-name="Таблица1.A" table:number-columns-repeated="2"/>
        <table:table-header-rows>
          <table:table-row>
            <table:table-cell table:style-name="Таблица1.A1" office:value-type="string">
              <text:p text:style-name="P31">Тип языка СИНТЕЗ</text:p>
            </table:table-cell>
            <table:table-cell table:style-name="Таблица1.B1" office:value-type="string">
              <text:p text:style-name="P31">Тип из XML Schema</text:p>
            </table:table-cell>
          </table:table-row>
        </table:table-header-rows>
        <table:table-row>
          <table:table-cell table:style-name="Таблица1.A2" office:value-type="string">
            <text:p text:style-name="Table_20_Contents">int</text:p>
          </table:table-cell>
          <table:table-cell table:style-name="Таблица1.B2" office:value-type="string">
            <text:p text:style-name="Table_20_Contents">http://www.w3.org/2001/XMLSchema#integer</text:p>
          </table:table-cell>
        </table:table-row>
        <table:table-row>
          <table:table-cell table:style-name="Таблица1.A2" office:value-type="string">
            <text:p text:style-name="Table_20_Contents">uint</text:p>
          </table:table-cell>
          <table:table-cell table:style-name="Таблица1.B2" office:value-type="string">
            <text:p text:style-name="Table_20_Contents">http://www.w3.org/2001/XMLSchema#nonNegativeInteger</text:p>
          </table:table-cell>
        </table:table-row>
        <table:table-row>
          <table:table-cell table:style-name="Таблица1.A2" office:value-type="string">
            <text:p text:style-name="Table_20_Contents">boolean</text:p>
          </table:table-cell>
          <table:table-cell table:style-name="Таблица1.B2" office:value-type="string">
            <text:p text:style-name="Table_20_Contents">http://www.w3.org/2001/XMLSchema#boolean</text:p>
          </table:table-cell>
        </table:table-row>
        <table:table-row>
          <table:table-cell table:style-name="Таблица1.A2" office:value-type="string">
            <text:p text:style-name="Table_20_Contents">string</text:p>
          </table:table-cell>
          <table:table-cell table:style-name="Таблица1.B2" office:value-type="string">
            <text:p text:style-name="Table_20_Contents">http://www.w3.org/2001/XMLSchema#string</text:p>
          </table:table-cell>
        </table:table-row>
      </table:table>
      <text:h text:style-name="Heading_20_2" text:outline-level="2"><text:soft-page-break/>Отображение онтологических понятий</text:h>
      <text:p text:style-name="First_20_line_20_indent">В языке OWL для представления онтологических понятий используется классы [15]. В отличии от канонической модели, в OWL не требуется задание АТД для спецификации онтологического понятия. Для определения класса используется следующая конструкция:</text:p>
      <text:p text:style-name="Исходный_20_код">&lt;owl:Class rdf:ID="&lt;имя класса&gt;"/&gt; </text:p>
      <text:p text:style-name="First_20_line_20_indent">В атрибуте rdf:ID указывается идентификатор, по котором впоследствии можно ссылаться на класс из других частей онтологии. Для создания иерархии классов, соответствующих онтологическим понятиям, в OWL используется элемент rdfs:subClassOf, заимствованный из RDF Schema:</text:p>
      <text:p text:style-name="Исходный_20_код">&lt;owl:subClassOf rdf:about="#&lt;имя суперкласса&gt;"/&gt; </text:p>
      <text:p text:style-name="First_20_line_20_indent">Символ «#» перед именем ресурса означает ссылку на уже определенный ресурс. </text:p>
      <text:p text:style-name="First_20_line_20_indent">Перейдем к описанию отображения. Рассмотрим следующую спецификацию на языке СИНТЕЗ некоторого онтологического понятия «SampleConcept», являющегося подпонятием другого понятия «OtherConcept»:</text:p>
      <text:p text:style-name="Исходный_20_код">…<text:line-break/>{ sampleConcept; in: class;<text:line-break/> <text:s/>superclass: otherConcept;<text:line-break/> <text:s/>instance_type:<text:line-break/> <text:s text:c="5"/>{ in: type;<text:line-break/> <text:s text:c="7"/>supertype: otherConcept.inst;</text:p>
      <text:p text:style-name="Исходный_20_код"><text:s text:c="6"/>}<text:line-break/>}<text:line-break/>…</text:p>
      <text:p text:style-name="First_20_line_20_indent">Тогда на языке OWL данное понятие будет специфицировано следующим образом:</text:p>
      <text:p text:style-name="Исходный_20_код">…</text:p>
      <text:p text:style-name="Исходный_20_код">&lt;owl:Class rdf:ID="otherConcept"/&gt;<text:line-break/>&lt;owl:Class rdf:ID="sampleConcept"&gt;<text:line-break/> <text:s text:c="2"/>&lt;owl:subClassOf rdf:about="#otherConcept"/&gt;<text:line-break/>&lt;/owl:Class&gt; <text:line-break/>…</text:p>
      <text:p text:style-name="First_20_line_20_indent">Таким образом спецификация онтологического понятия, заданного в канонической модели парой (&lt;Класс&gt;,&lt;АТД экземпляров класса&gt;), однозначно отображается в класс языка OWL.</text:p>
      <text:h text:style-name="Heading_20_2" text:outline-level="2"><text:soft-page-break/>Отображение свойств над типом данных</text:h>
      <text:p text:style-name="First_20_line_20_indent">Для спецификации свойств над типами данных в языке OWL используется элемент owl:DatatypeProperty. Элементы rdfs:domain и rdfs:range задают область определения и множество значений(в данном случае тип данных из XML Schema). </text:p>
      <text:h text:style-name="Title" text:outline-level="3">Пример</text:h>
      <text:p text:style-name="First_20_line_20_indent">Ниже приведена спецификация свойства «Возраст»(Age), областью определения которого является онтологическое понятие «Человек»(Human).</text:p>
      <text:p text:style-name="Исходный_20_код">…</text:p>
      <text:p text:style-name="Исходный_20_код">&lt;owl:Class rdf:ID="Human"/&gt;<text:line-break/>&lt;owl:DatatypeProperty rdf:ID="Age"&gt;<text:line-break/> <text:s text:c="2"/>&lt;rdfs:domain rdf:about="#Human"/&gt;<text:line-break/> <text:s text:c="2"/>&lt;rdfs:range rdf:resource="&amp;xsd;positiveInteger"/&gt;<text:line-break/>&lt;/owl:DatatypeProperty&gt; <text:line-break/>…</text:p>
      <text:p text:style-name="First_20_line_20_indent">Областью значений объектного свойства является типа данных из XML Schema, имеющий URI <text:a xlink:type="simple" xlink:href="http://www.w3.org/2001/XMLSchema#positiveInteger">http://www.w3.org/2001/XMLSchema#positiveInteger</text:a> (в примере выше xsd – пространство имен, соответствующее XML Schema).</text:p>
      <text:p text:style-name="First_20_line_20_indent">Рассмотрим следующую спецификацию некоторого свойства sampleProperty над типом данных sampleType на онтологическом понятии sampleConcept в канонической модели:</text:p>
      <text:p text:style-name="Исходный_20_код">{ sampleConcept; in: class;<text:line-break/> <text:s/>instance_type:<text:line-break/> <text:s text:c="5"/>{ in: type;<text:line-break/> <text:s text:c="7"/>sampleProperty: sampleType;<text:span text:style-name="T6"><text:line-break/> <text:s text:c="6"/>}</text:span><text:line-break/>}</text:p>
      <text:p text:style-name="First_20_line_20_indent">Пусть тип данных sampleType однозначно отображается в некий тип данных &amp;xsd;sampleType из XML Schema. Тогда данная конструкция однозначно отображается в следующую спецификацию на языке OWL:</text:p>
      <text:p text:style-name="Исходный_20_код">…</text:p>
      <text:p text:style-name="Исходный_20_код">&lt;owl:Class rdf:ID="sampleConcept"/&gt;<text:line-break/>&lt;owl:DatatypeProperty rdf:ID="sampleProperty"&gt;<text:line-break/> <text:s text:c="2"/>&lt;rdfs:domain rdf:about="#sampleConcept"/&gt;<text:line-break/> <text:s text:c="2"/>&lt;rdfs:range rdf:resource="&amp;xsd;sampleType"/&gt;<text:line-break/>&lt;/owl:DatatypeProperty&gt; <text:line-break/>…</text:p>
      <text:p text:style-name="First_20_line_20_indent"><text:soft-page-break/>Таким образом, спецификация свойства над типом данных языка СИНТЕЗ отображается в спецификацию свойства на языке OWL следующим образом: </text:p>
      <text:list xml:id="list2099940898" text:style-name="L11">
        <text:list-item>
          <text:p text:style-name="P20">Атрибут АТД соответствующего понятия, задающий свойство отображается в элемент owl:DatatypeProperty, у которого значение атрибута rdf:id совпадает с именем атрибута АТД исходной спецификации.</text:p>
        </text:list-item>
        <text:list-item>
          <text:p text:style-name="P20">В значение атрибута rdf:about элемента rdfs:domai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rdfs:domain. </text:p>
        </text:list-item>
        <text:list-item>
          <text:p text:style-name="P20">В значение атрибута rdf:about элемента rdfs:range заносится имя типа данных, полученного при отображении исходного типа данных в тип XML Schema.</text:p>
        </text:list-item>
      </text:list>
      <text:h text:style-name="Heading_20_2" text:outline-level="2">Отображение объектных свойств</text:h>
      <text:p text:style-name="First_20_line_20_indent">Для задания объектных свойств в языке OWL используется элемент owl:ObjectProperty. Как и в случае свойств над типом данных, элементы rdfs:domain и rdfs:range задают область определения и множество значений объектного свойства, но в этом случае областью значений является класс, задающий онтологическое понятие. Как и в канонической модели, в языке OWL объектные свойства могут быть организованы в иерархию. Для этих целей существует элемент rdfs:subPropertyOf, в атрибуте rdf:about которого указывается родительское понятие в иерархии. Элемент owl:inverseOf позволяет указывать инверсное объектное свойство. Элементы owl:minCardinality, owl:maxCardinality и owl:cardinality служат для задания глобальных ограничений мощности объектного свойства, распространяющихся на всю онтологию. <text:s/>Ниже приведена спецификация двух инверсных объектных свойств «Рисует»(Paints) и «Нарисована»(HasPainter) для онтологических понятий «Художник»(Painter) и «Картина»(Painting) на языке OWL:</text:p>
      <text:p text:style-name="Исходный_20_код"><text:soft-page-break/>…</text:p>
      <text:p text:style-name="Исходный_20_код">&lt;owl:Class rdf:ID="Painter"/&gt;<text:line-break/>&lt;owl:Class rdf:ID="Painting"/&gt;<text:line-break/>&lt;owl:ObjectProperty rdf:ID="Paints"&gt;<text:line-break/> <text:s text:c="2"/>&lt;owl:inverseOf rdf:about="#HasPainter"/&gt;<text:line-break/> <text:s text:c="2"/>&lt;rdfs:domain rdf:about="#Painter"/&gt;<text:line-break/> <text:s text:c="2"/>&lt;rdfs:range rdf:resource="#Painting"/&gt;<text:line-break/>&lt;/owl:ObjectProperty&gt;<text:line-break/>&lt;owl:ObjectProperty rdf:ID="HasPainter"&gt;<text:line-break/> <text:s text:c="2"/>&lt;owl:inverseOf rdf:about="#Paints"/&gt;<text:line-break/> <text:s text:c="2"/>&lt;rdfs:domain rdf:about="#Painting"/&gt;<text:line-break/> <text:s text:c="2"/>&lt;rdfs:range rdf:resource="#Painter"/&gt;<text:line-break/> <text:s text:c="2"/>&lt;owl:minCardinality rdf:datatype="&amp;xsd;nonNegativeInteger"&gt;<text:line-break/> <text:s text:c="6"/>1<text:line-break/> <text:s text:c="2"/>&lt;/owl:minCardinality&gt;<text:line-break/>&lt;/owl:ObjectProperty&gt; <text:line-break/>…</text:p>
      <text:p text:style-name="First_20_line_20_indent">Мощностное ограничение заданное в объектном свойстве HasPainter означает следующее: «картина должна иметь хотя бы одного автора». В атрибуте rdf:datatype указан тип данных, соответствующий значению ограничения. </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6"><text:line-break/> <text:s text:c="6"/>}</text:span><text:line-break/>}<text:line-break/>{ SampleProperty; in: association, metaclass;<text:line-break/> <text:s/>instance_section: {domain: sampleConcept; range:sampleRange }<text:line-break/>}</text:p>
      <text:p text:style-name="First_20_line_20_indent">Пусть онтологические понятия sampleConcept и sampleRange, заданные на языке СИНТЕЗ, отображаются в соответствующие классы языка OWL. Тогда на языке OWL спецификация объектного свойства sampleProperty будет следующей:</text:p>
      <text:p text:style-name="Исходный_20_код">…<text:line-break/>&lt;owl:Class rdf:ID="sampleConcept"/&gt;<text:line-break/><text:soft-page-break/>&lt;owl:Class rdf:ID="sampleRange"/&gt;<text:line-break/>&lt;owl:ObjectProperty rdf:ID="sampleProperty"&gt;<text:line-break/> <text:s text:c="2"/>&lt;rdfs:domain rdf:about="#sampleConcept"/&gt;<text:line-break/> <text:s text:c="2"/>&lt;rdfs:range rdf:resource="#sampleRange"/&gt;<text:line-break/>&lt;/owl:ObjectProperty&gt;<text:line-break/>…</text:p>
      <text:p text:style-name="First_20_line_20_indent">Итак, спецификации объектных свойств в канонической модели отображаются в спецификации на языке OWL следующим образом:</text:p>
      <text:list xml:id="list1320736283" text:style-name="L12">
        <text:list-item>
          <text:p text:style-name="P21">Метакласс ассоциации, задающий объектное свойство, отображается в элемент owl:ObjectProperty с таким же именем, занесенным в значение атрибута rdf:ID.</text:p>
        </text:list-item>
        <text:list-item>
          <text:p text:style-name="P21">Если задано инверсное свойство(метакласс ассоциации имеет атрибут inverse), то создается элемент owl:inverseOf, в атрибуте rdf:about которого указывается значение атрибута inverse метакласса ассоциации.</text:p>
        </text:list-item>
        <text:list-item>
          <text:p text:style-name="P21">В значение атрибута rdf:about элемента rdfs:domai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rdfs:domain. </text:p>
        </text:list-item>
        <text:list-item>
          <text:p text:style-name="P21">В значение атрибута rdf:about элемента rdfs:range заносится имя класса данных, полученного при отображении исходного онтологического понятия, соответствующего области значений объектного свойства, в спецификацию на языке OWL. </text:p>
        </text:list-item>
        <text:list-item>
          <text:p text:style-name="P21">Если заданы глобальные мощностные ограничения объектного свойства, то создаются элементы owl:minCardinality,owl:maxCardinality или owl:cardinality с соответствующими значениями.</text:p>
        </text:list-item>
      </text:list>
      <text:h text:style-name="Heading_20_2" text:outline-level="2">Отображение индивидов</text:h>
      <text:p text:style-name="First_20_line_20_indent">Для задания индивидов в языке OWL используются элементы с именами классов, задающих онтологические понятия. В них содержатся элементы, задающие значения свойств над типами данных и объектных свойств. Важно заметить, что если задана принадлежность двух индивидов к одному и тому же <text:soft-page-break/>классу, то чтобы в OWL они считались различными, требуется явное указание этого факта с помощью конструкции owl:differentFrom или owl:allDifferent.</text:p>
      <text:h text:style-name="Title" text:outline-level="3">Пример</text:h>
      <text:p text:style-name="First_20_line_20_indent">Ниже приведена спецификация онтологического понятия «Фрукт»(Fruit) и заданы два индивида входящие в это понятие: «Яблоко»(Apple) и «Слива»(Plum). Также определено понятие «Цвет»(Color) и индивиды задающие цвета. На онтологическом понятии «Фрукт» задано объектное свойство «Имеет цвет»(HasColor).</text:p>
      <text:p text:style-name="Исходный_20_код">…<text:line-break/>&lt;owl:Class rdf:ID="Fruit"/&gt;<text:line-break/>&lt;owl:Class rdf:ID="Color"/&gt;<text:line-break/>&lt;owl:ObjectProperty rdf:ID="HasColor"&gt;<text:line-break/> <text:s text:c="2"/>&lt;rdfs:domain rdf:about="#Fruit"/&gt;<text:line-break/> <text:s text:c="2"/>&lt;rdfs:range rdf:about="#Color"/&gt;<text:line-break/>&lt;/owl:ObjectProperty&gt;<text:line-break/><text:line-break/>&lt;Color rdf:ID="Red"/&gt;<text:line-break/>&lt;Color rdf:ID="Purple"&gt;<text:line-break/> <text:s text:c="2"/>&lt;owl:differentFrom rdf:resource="#Red"/&gt;<text:line-break/>&lt;/Color&gt;<text:line-break/><text:line-break/>&lt;Fruit rdf:ID="Apple"&gt;<text:line-break/> <text:s text:c="2"/>&lt;HasColor rdf:about="#Red"/&gt;<text:line-break/>&lt;/Fruit&gt;<text:line-break/>&lt;Fruit rdf:ID="Plum"&gt;<text:line-break/> <text:s text:c="3"/>&lt;HasColor rdf:about="Purple"/&gt;<text:line-break/> <text:s text:c="3"/>&lt;owl:differentFrom rdf:resource="#Apple"/&gt;<text:line-break/>&lt;/Fruit&gt;<text:line-break/>…</text:p>
      <text:p text:style-name="First_20_line_20_indent">Элементы owl:differentFrom явно задают различие индивидов принадлежащих одному классу. </text:p>
      <text:p text:style-name="First_20_line_20_indent">Рассмотрим спецификацию индивидов sampleIndividual1 и sampleIndividual2, принадлежащего некоторому онтологическому понятию sampleConcept, на котором определено объектное свойство sampleProperty с областью значений sampleRange. Также пусть заданы некие индивиды sampleValue1 и sampleValue2 онтологического понятия sampleRange.</text:p>
      <text:p text:style-name="Исходный_20_код">{ sampleRange; in: class;<text:line-break/>…<text:line-break/><text:soft-page-break/>}<text:line-break/>{ sampleConcept; in: class;<text:line-break/> <text:s/>instance_type:<text:line-break/> <text:s text:c="5"/>{ in: type;<text:line-break/> <text:s text:c="7"/>sampleProperty: sampleRange;<text:line-break/> <text:s text:c="11"/>metaslot in: SampleProperty; end;<text:span text:style-name="T6"><text:line-break/> <text:s text:c="6"/>}</text:span><text:line-break/>}<text:line-break/>{ SampleProperty; in: association, metaclass;<text:line-break/> <text:s/>instance_section: {domain: sampleConcept; range:sampleRange }<text:line-break/>}<text:line-break/>…<text:line-break/>{ sampleIndividual1; in: sampleConcept;<text:line-break/> <text:s/>sampleProperty: sampleValue1;<text:line-break/>},<text:line-break/>{ sampleIndividual2; in: sampleConcept;<text:line-break/> <text:s/>sampleProperty: sampleValue2;<text:line-break/>},<text:line-break/>{ sampleValue1; in: sampleRange;<text:line-break/>},<text:line-break/>{ sampleValue2; in: sampleRange;<text:line-break/>}<text:line-break/>…</text:p>
      <text:p text:style-name="First_20_line_20_indent">Тогда на языке OWL данная спецификация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about="#sampleRange"/&gt;<text:line-break/>&lt;/owl:ObjectProperty&gt;<text:line-break/><text:line-break/>&lt;sampleRange rdf:ID="sampleValue1"/&gt;<text:line-break/>&lt;sampleRange rdf:ID="sampleValue2"/&gt;<text:line-break/><text:line-break/>&lt;sampleConcept rdf:ID="sampleIndividual1"&gt;<text:line-break/> <text:s text:c="2"/>&lt;sampleProperty rdf:about="#sampleValue1"/&gt;<text:line-break/>&lt;/sampleConcept&gt;<text:line-break/>&lt;sampleConcept rdf:ID="sampleIndividual2"&gt;<text:line-break/> <text:s text:c="3"/>&lt;sampleProperty rdf:about="#sampleValue2"/&gt;<text:line-break/>&lt;/sampleConcept&gt;<text:line-break/>&lt;owl:AllDifferent&gt;<text:line-break/> <text:s/>&lt;owl:distinctMembers rdf:parseType="Collection"&gt;<text:line-break/> <text:s text:c="3"/>&lt;sampleConcept rdf:about="#sampleIndividual1"/&gt;<text:line-break/> <text:s text:c="3"/>&lt;sampleConcept rdf:about="#sampleIndividual2"/&gt;<text:line-break/> <text:s text:c="3"/>&lt;sampleRange rdf:about="#sampleValue1"/&gt;<text:line-break/> <text:s text:c="3"/>&lt;sampleRange rdf:about="#sampleValue2"/&gt;<text:line-break/> <text:s/>&lt;/owl:distinctMembers&gt;<text:line-break/>&lt;/owl:AllDifferent&gt;</text:p>
      <text:p text:style-name="First_20_line_20_indent">Спецификация индивидов на языке СИНТЕЗ отображается в спецификацию <text:soft-page-break/>индивидов на языке OWL следующим образом:</text:p>
      <text:list xml:id="list1180003131" text:style-name="L13">
        <text:list-item>
          <text:p text:style-name="P22">Каждый фрейм, задающий индвид в канонической модели, отображается в соответствующий элемент OWL, задающий индивид. </text:p>
        </text:list-item>
        <text:list-item>
          <text:p text:style-name="P22">Классом этого индвида устанавливается образ отображенного онтологического понятия, к которому относится индвид в канонической модели.</text:p>
        </text:list-item>
        <text:list-item>
          <text:p text:style-name="P22">Все значения атрибутов, соответствующих значениям объектных свойств или свойств типов данных, отображаются в соответствующие элементы индивида на языке OWL.</text:p>
        </text:list-item>
        <text:list-item>
          <text:p text:style-name="P22">Создается элемент owl:AllDifferent с подэлементом owl:distinctMembers, в котором перечисляются все отображенные индивиды. Этот элемент явно задает отличие этих индивидов. </text:p>
        </text:list-item>
      </text:list>
      <text:h text:style-name="Heading_20_2" text:outline-level="2">Отображение инвариантов над объектными свойствами</text:h>
      <text:p text:style-name="First_20_line_20_indent">Для задания ограничений на объектные свойства в языке OWL существует специальный элемент owl:Restriction. Этот элемент предназначен для неявного объявления класса, заданного некоторым ограничением объектного свойства. В подэлементе owl:onProperty указывается объектное свойство, на множество значений которого накладывается ограничения.</text:p>
      <text:p text:style-name="First_20_line_20_indent">В предыдущем разделе было определено два класса инвариантов над объектными свойствами. Рассмотрим построение отображения для каждого из них в отдельности.</text:p>
      <text:h text:style-name="Heading_20_3" text:outline-level="3">Отображение мощностных ограничений объектных свойств</text:h>
      <text:p text:style-name="First_20_line_20_indent">Для задания мощностных ограничений в языке OWL используются три вида элементов: owl:minCardinality, owl:cardinality, owl:maxCardinality. Эти элементы задают минимальную, точную и максимальную мощности соответственно. </text:p>
      <text:h text:style-name="Title" text:outline-level="3">Пример</text:h>
      <text:p text:style-name="First_20_line_20_indent">Ниже приведена спецификация онтологических понятий «Художник»(Painter), «Известный художник»(FamousPainter), «Картина»(Painting) и объектного свойства «Рисует»(Paints), для которого <text:soft-page-break/>задано мощностное ограничение.</text:p>
      <text:p text:style-name="Исходный_20_код">…<text:line-break/>&lt;owl:Class rdf:ID="FamousPainter"&gt;<text:line-break/> <text:s text:c="3"/>&lt;rdfs:subClassOf rdf:about="#Painter"/&gt;<text:line-break/> <text:s text:c="3"/>&lt;rdfs:subClassOf&gt;<text:line-break/> <text:s text:c="7"/>&lt;owl:Restriction&gt;<text:line-break/> <text:s text:c="11"/>&lt;owl:onProperty rdf:about="#Paints"/&gt;<text:line-break/> <text:s text:c="11"/>&lt;owl:minCardinality rdf:datatype="&amp;xsd;nonNegativeInteger"&gt;<text:line-break/> <text:s text:c="16"/>30<text:line-break/> <text:s text:c="11"/>&lt;/owl:minCardinality&gt;<text:line-break/> <text:s text:c="7"/>&lt;/owl:Restriction&gt;<text:line-break/> <text:s text:c="3"/>&lt;/rdfs:subClassOf&gt;<text:line-break/>&lt;/owl:Class&gt;<text:line-break/>&lt;owl:Class rdf:ID="Painter"&gt;<text:line-break/>&lt;owl:Class rdf:ID="Painting"/&gt;<text:line-break/>&lt;owl:ObjectProperty rdf:ID="Paints"&gt;<text:line-break/> <text:s text:c="2"/>&lt;rdfs:domain rdf:about="#Painter"/&gt;<text:line-break/> <text:s text:c="2"/>&lt;rdfs:range rdf:resource="#Painting"/&gt;<text:line-break/>&lt;/owl:ObjectProperty&gt;<text:line-break/>…</text:p>
      <text:p text:style-name="First_20_line_20_indent">Мощностное ограничение в классе FamousPainter означает, что класс FamousPainter явлется подклассом класса, определяемого ограничением на мощность множества значений свойства Paints. То есть, в данном примере, известные художники — это художники, нарисовавшие как минимум 30 картин.</text:p>
      <text:p text:style-name="First_20_line_20_indent">Рассмотрим следующую спецификацию некоторого объектного свойства sampleProperty с множеством значений sampleRange, заданном на онтологическом понятии sampleConcept в канонической модели: </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line-break/> <text:s text:c="7"/>sampleInvariant<text:span text:style-name="T5">: <text:line-break/> <text:s text:c="8"/>{ in: predicative, invariant;<text:line-break/> <text:s text:c="10"/>{ predicative:<text:line-break/> <text:s text:c="12"/>sampleConcept &lt;= { X/sampleConcept.inst | cardinal(X.sampleProperty) = value }<text:line-break/> <text:s text:c="10"/>}<text:line-break/> <text:s text:c="8"/>}</text:span><text:span text:style-name="T6"><text:line-break/> <text:s text:c="6"/>}</text:span><text:line-break/>},<text:line-break/><text:soft-page-break/>{ SampleProperty; in: association, metaclass;<text:line-break/> <text:s/>instance_section: {domain: sampleConcept; range:sampleRange }<text:line-break/>}</text:p>
      <text:p text:style-name="First_20_line_20_indent">В АТД экземпляров класса sampleConcept определен инвариант, задающий мощностное ограничение объектного свойства sampleProperty. Этот инвариант отображается в язык OWL следующим образом:</text:p>
      <text:p text:style-name="Исходный_20_код">&lt;owl:Class rdf:ID="sampleConcept"&gt;<text:line-break/><text:span text:style-name="T5"> <text:s text:c="3"/>&lt;rdfs:subClassOf&gt;<text:line-break/> <text:s text:c="7"/>&lt;owl:Restriction&gt;<text:line-break/> <text:s text:c="11"/>&lt;owl:onProperty rdf:about="#sampleProperty"/&gt;<text:line-break/> <text:s text:c="11"/>&lt;owl:cardinality rdf:datatype="&amp;xsd;nonNegativeInteger"&gt;<text:line-break/> <text:s text:c="16"/>value<text:line-break/> <text:s text:c="11"/>&lt;/owl:cardinality&gt;<text:line-break/> <text:s text:c="7"/>&lt;/owl:Restriction&gt;<text:line-break/> <text:s text:c="3"/>&lt;/rdfs:subClassOf&gt;<text:line-break/></text:span>&lt;/owl:Class&gt;</text:p>
      <text:p text:style-name="First_20_line_20_indent">Таким образом, спецификации мощностных ограничений объектных свойств на языке СИНТЕЗ отображаются в язык OWL следующим образом:</text:p>
      <text:list xml:id="list1508895908" text:style-name="L15">
        <text:list-item>
          <text:p text:style-name="P23">Если предикативная спецификация инварианта АТД экземпляров класса, задающего онтологическое понятие, содержит формулу вида <draw:frame draw:style-name="fr2" draw:name="Объект95" text:anchor-type="as-char" svg:width="6.288cm" svg:height="0.594cm" draw:z-index="94"><draw:object xlink:href="./Object 95" xlink:type="simple" xlink:show="embed" xlink:actuate="onLoad"/><draw:image xlink:href="./ObjectReplacements/Object 95" xlink:type="simple" xlink:show="embed" xlink:actuate="onLoad"/><svg:desc>формула</svg:desc></draw:frame>, то в OWL-класс, соответствующий онтологическому понятию, добавляется элемент <text:span text:style-name="T6">rdfs:subClassOf</text:span><text:span text:style-name="T5"> </text:span><text:span text:style-name="T6">с подэлементом owl:restriction, в котором содержатся элементы owl:onProperty и owl:maxCardinality с </text:span>соответствующими<text:span text:style-name="T6"> значениями названия объектного свойства и мощности.</text:span></text:p>
        </text:list-item>
        <text:list-item>
          <text:p text:style-name="P23"><text:span text:style-name="T6">Если предикативная спецификация инварианта АТД экземпляров класса, задающего онтологическое понятие, содержит формулу вида </text:span><text:span text:style-name="T6"><draw:frame draw:style-name="fr2" draw:name="Объект96" text:anchor-type="as-char" svg:width="4.237cm" svg:height="0.594cm" draw:z-index="95"><draw:object xlink:href="./Object 96" xlink:type="simple" xlink:show="embed" xlink:actuate="onLoad"/><draw:image xlink:href="./ObjectReplacements/Object 96" xlink:type="simple" xlink:show="embed" xlink:actuate="onLoad"/><svg:desc>формула</svg:desc></draw:frame></text:span><text:span text:style-name="T6">, то в OWL-класс, со</text:span>ответствующий онтологическому понятию, добавляется элемент rdfs:subClassOf с подэлементом owl:restriction, в котором содержатся элементы owl:onProperty и owl:сardinality с соответствующими значениями названия объектного свойства и мощности.</text:p>
        </text:list-item>
        <text:list-item>
          <text:p text:style-name="P23">Если предикативная спецификация инварианта АТД экземпляров класса, задающего онтологическое понятие, содержит формулу вида <text:soft-page-break/><draw:frame draw:style-name="fr2" draw:name="Объект97" text:anchor-type="as-char" svg:width="6.288cm" svg:height="0.594cm" draw:z-index="96"><draw:object xlink:href="./Object 97" xlink:type="simple" xlink:show="embed" xlink:actuate="onLoad"/><draw:image xlink:href="./ObjectReplacements/Object 97" xlink:type="simple" xlink:show="embed" xlink:actuate="onLoad"/><svg:desc>формула</svg:desc></draw:frame>, то в OWL-класс, соответствующий онтологическому понятию, добавляется элемент rdfs:subClassOf с подэлементом owl:restriction, в котором содержатся элементы owl:onProperty и owl:minCardinality с соответствующими значени<text:span text:style-name="T6">ями названия объектного свойства и мощности.</text:span></text:p>
        </text:list-item>
      </text:list>
      <text:h text:style-name="Heading_20_3" text:outline-level="3">Отображение ограничений множества значений объектных свойств</text:h>
      <text:p text:style-name="First_20_line_20_indent">Для задания ограничений множества значений объектных свойств в языке OWL используются конструкции owl:hasValue, owl:allValuesFrom, owl:someValuesFrom, соответствующие инвариантам АТД, описанным в пункте <text:bookmark-ref text:reference-format="number" text:ref-name="__RefHeading__2271_296842079">3.5.2</text:bookmark-ref>. В языке OWL ограничения множества значений объектного свойства задаются аналогично мощностным ограничениям, описанным в предыдущем пункте.</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802531600" text:style-name="L16">
        <text:list-item>
          <text:p text:style-name="P24">Если предикативная спецификация инварианта АТД экземпляров класса, задающего онтологическое понятие, содержит формулу вида <draw:frame draw:style-name="fr1" draw:name="Объект99" text:anchor-type="as-char" svg:width="4.228cm" svg:height="0.591cm" draw:z-index="98"><draw:object xlink:href="./Object 99" xlink:type="simple" xlink:show="embed" xlink:actuate="onLoad"/><draw:image xlink:href="./ObjectReplacements/Object 99" xlink:type="simple" xlink:show="embed" xlink:actuate="onLoad"/><svg:desc>формула</svg:desc></draw:frame>, то в OWL-класс, соответствующий онтологическому понятию, добавляется элемент <text:span text:style-name="T6">rdfs:subClassOf</text:span><text:span text:style-name="T5"> </text:span><text:span text:style-name="T6">с подэлементом owl:restriction, в котором содержатся элементы owl:onProperty и owl:hasValue с </text:span>соответствующими<text:span text:style-name="T6"> значениями названия объектного свойства и индивида, определяющего ограничение.</text:span></text:p>
        </text:list-item>
        <text:list-item>
          <text:p text:style-name="P24"><text:span text:style-name="T6">Если предикативная спецификация инварианта АТД экземпляров класса, задающего онтологическое понятие, содержит формулу вида </text:span><text:span text:style-name="T6"><draw:frame draw:style-name="fr1" draw:name="Объект100" text:anchor-type="as-char" svg:width="7.004cm" svg:height="0.591cm" draw:z-index="97"><draw:object xlink:href="./Object 100" xlink:type="simple" xlink:show="embed" xlink:actuate="onLoad"/><draw:image xlink:href="./ObjectReplacements/Object 100" xlink:type="simple" xlink:show="embed" xlink:actuate="onLoad"/><svg:desc>формула</svg:desc></draw:frame></text:span><text:span text:style-name="T6">, то в OWL-класс, со</text:span>ответствующий онтологическому понятию, добавляется элемент rdfs:subClassOf с подэлементом owl:restriction, в котором содержатся элементы owl:onProperty и owl:someValuesFrom с соответствующими значениями названия объектного свойства и класса<text:span text:style-name="T6">, определяющего ограничение</text:span>.</text:p>
        </text:list-item>
        <text:list-item>
          <text:p text:style-name="P24">Если предикативная спецификация инварианта АТД экземпляров класса, <text:soft-page-break/>задающего онтологическое понятие, содержит формулу вида , то в OWL-<draw:frame draw:style-name="fr1" draw:name="Объект98" text:anchor-type="as-char" svg:width="7.163cm" svg:height="0.591cm" draw:z-index="99"><draw:object xlink:href="./Object 98" xlink:type="simple" xlink:show="embed" xlink:actuate="onLoad"/><draw:image xlink:href="./ObjectReplacements/Object 98" xlink:type="simple" xlink:show="embed" xlink:actuate="onLoad"/><svg:desc>формула</svg:desc></draw:frame>класс, соответствующий онтологическому понятию, добавляется элемент rdfs:subClassOf с подэлементом owl:restriction, в котором содержатся элементы owl:onProperty и owl:allValuesFrom с соответствующими значени<text:span text:style-name="T6">ями названия объектного свойства и класса, определяющего ограничение.</text:span></text:p>
        </text:list-item>
      </text:list>
      <text:h text:style-name="Heading_20_2" text:outline-level="2">Отображение логических операций над классами</text:h>
      <text:p text:style-name="First_20_line_20_indent">Для задания логических операций над классами, задающими онтологические понятия, в языке OWL используются элементы owl:intersectionOf, owl:unionOf и owl:complementOf, соответствующие инвариантам АТД, описанным в пункте <text:bookmark-ref text:reference-format="chapter" text:ref-name="__RefHeading__2373_296842079">3.6</text:bookmark-ref> Важно отметить, что использование логических операции над классами возможно только в диалекте OWL DL [15]. Для задания нового класса как логической комбинации уже определенных классов достаточно при описании класса включить в него соответствующий подэлемент обозначающий логическую комбинацию, и содержащий ссылки на классы этой комбинации. </text:p>
      <text:h text:style-name="Title" text:outline-level="3">Пример</text:h>
      <text:p text:style-name="First_20_line_20_indent">Ниже дано определение класса «Фрукт» как объедение классов, задающих онтологические понятия «Сладкий фрукт» и «Несладкий фрукт».</text:p>
      <text:p text:style-name="Исходный_20_код">…<text:line-break/>&lt;owl:Class rdf:ID="SweetFruit"/&gt;<text:line-break/>&lt;owl:Class rdf:ID="NonSweetFruit"/&gt;<text:line-break/>&lt;owl:Class rdf:ID="Fruit"&gt;<text:line-break/> <text:s text:c="2"/>&lt;owl:unionOf rdf:parseType="Collection"&gt;<text:line-break/> <text:s text:c="6"/>&lt;owl:Class rdf:about="#SweetFruit"/&gt;<text:line-break/> <text:s text:c="6"/>&lt;owl:Class rdf:about="#NonSweetFruit"/&gt;<text:line-break/> <text:s text:c="2"/>&lt;/owl:unionOf&gt;<text:line-break/>&lt;/owl:Class&gt;</text:p>
      <text:p text:style-name="First_20_line_20_indent">Стоит отдельно отметить, что атрибут rdf:parseType="Collection" является обязательным синтаксическим элементом. Рассмотрим другое описание того же понятия.</text:p>
      <text:p text:style-name="Исходный_20_код">&lt;owl:Class rdf:ID="Fruit"&gt;<text:line-break/> <text:s/>&lt;rdfs:subClassOf rdf:resource="#SweetFruit" /&gt;<text:line-break/> <text:s/>&lt;rdfs:subClassOf rdf:resource="#NonSweetFruit" /&gt;<text:line-break/>&lt;/owl:Class&gt;</text:p>
      <text:p text:style-name="First_20_line_20_indent"><text:soft-page-break/>Данное описание не является корректным, поскольку в данном случае класс Fruit является подмножеством пересечения классов SweetFruit и NonSweetFruit, что противоречит логике, так как пересечение множества сладких фруктов и несладких фруктов должно быть пустым множеством.</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1822696941" text:style-name="L18">
        <text:list-item>
          <text:p text:style-name="P25">Если предикативная спецификация инварианта АТД экземпляров класса, задающего онтологическое понятие, содержит формулу вида <draw:frame draw:style-name="fr1" draw:name="Объект102" text:anchor-type="as-char" svg:width="2.545cm" svg:height="0.531cm" draw:z-index="100"><draw:object xlink:href="./Object 102" xlink:type="simple" xlink:show="embed" xlink:actuate="onLoad"/><draw:image xlink:href="./ObjectReplacements/Object 102" xlink:type="simple" xlink:show="embed" xlink:actuate="onLoad"/><svg:desc>формула</svg:desc></draw:frame>, то в OWL-класс, соответствующий онтологическому понятию, добавляется элемент owl<text:span text:style-name="T6">:intersectionOf,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text:span></text:p>
        </text:list-item>
        <text:list-item>
          <text:p text:style-name="P25">Если предикативная спецификация инварианта АТД экземпляров класса, задающего онтологическое понятие, содержит формулу вида <draw:frame draw:style-name="fr1" draw:name="Объект103" text:anchor-type="as-char" svg:width="2.551cm" svg:height="0.531cm" draw:z-index="101"><draw:object xlink:href="./Object 103" xlink:type="simple" xlink:show="embed" xlink:actuate="onLoad"/><draw:image xlink:href="./ObjectReplacements/Object 103" xlink:type="simple" xlink:show="embed" xlink:actuate="onLoad"/><svg:desc>формула</svg:desc></draw:frame>, то в OWL-класс, соответствующий онтологическому понятию, добавляется элемент owl<text:span text:style-name="T6">:unionOf,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text:span></text:p>
        </text:list-item>
        <text:list-item>
          <text:p text:style-name="P25"><text:span text:style-name="T6">Если предикативная спецификация инварианта АТД экземпляров класса, задающего онтологическое понятие, содержит формулу вида </text:span><text:span text:style-name="T6"><draw:frame draw:style-name="fr1" draw:name="Объект101" text:anchor-type="as-char" svg:width="2.355cm" svg:height="0.542cm" draw:z-index="102"><draw:object xlink:href="./Object 101" xlink:type="simple" xlink:show="embed" xlink:actuate="onLoad"/><draw:image xlink:href="./ObjectReplacements/Object 101" xlink:type="simple" xlink:show="embed" xlink:actuate="onLoad"/><svg:desc>формула</svg:desc></draw:frame></text:span><text:span text:style-name="T6">, где </text:span><text:span text:style-name="T6"><draw:frame draw:style-name="fr1" draw:name="Объект104" text:anchor-type="as-char" svg:width="0.529cm" svg:height="0.52cm" draw:z-index="103"><draw:object xlink:href="./Object 104" xlink:type="simple" xlink:show="embed" xlink:actuate="onLoad"/><draw:image xlink:href="./ObjectReplacements/Object 104" xlink:type="simple" xlink:show="embed" xlink:actuate="onLoad"/><svg:desc>формула</svg:desc></draw:frame></text:span><text:span text:style-name="T6"> – класс, включающий в себя всевозможноые онтологические понятия, то в OWL-класс, соответствующий онтологическому понятию, добавляется элемент owl:complementOf(логическое дополнение),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В OWL существует встроенный класс Thing, соответствующий </text:span><text:span text:style-name="T6"><draw:frame draw:style-name="fr1" draw:name="Объект105" text:anchor-type="as-char" svg:width="0.529cm" svg:height="0.52cm" draw:z-index="104"><draw:object xlink:href="./Object 105" xlink:type="simple" xlink:show="embed" xlink:actuate="onLoad"/><draw:image xlink:href="./ObjectReplacements/Object 105" xlink:type="simple" xlink:show="embed" xlink:actuate="onLoad"/><svg:desc>формула</svg:desc></draw:frame></text:span><text:span text:style-name="T6"> в канонической модели.</text:span></text:p>
        </text:list-item>
      </text:list>
      <text:h text:style-name="Heading_20_2" text:outline-level="2"><text:soft-page-break/>Отображение классов-перечислений</text:h>
      <text:h text:style-name="Heading_20_2" text:outline-level="2">Отображение разобщенных классов</text:h>
      <text:h text:style-name="Heading_20_1" text:outline-level="1">Реализация трансформации на языке ATL</text:h>
      <text:h text:style-name="Heading_20_2" text:outline-level="2">Расширение метамодели СИНТЕЗ в формате Ecore поддержкой логических формул</text:h>
      <text:h text:style-name="Heading_20_2" text:outline-level="2">Реализация трансформации метамодели СИНТЕЗ в метамодель OWL на основе построенного отображения</text:h>
      <text:h text:style-name="Heading_20_2" text:outline-level="2">Реализация трансформации из метамодели OWL в метамодель XML</text:h>
      <text:h text:style-name="P8" text:outline-level="2">Получение онтологии на языке OWL из XML модели с помощью аппарата ATL-запросов</text:h>
      <text:p text:style-name="Текстовый_20_блок"/>
      <text:p text:style-name="Standard">Библиография</text:p>
      <text:p text:style-name="Standard">1 Kalinichenko L.A., Briukhov D.O., Martynov D.O., Skvortsov N.A., Stupnikov S.A. Mediation Framework for Enterprise Information System Infrastructures. Proc. of the 9th International Conference on Enterprise Information Systems ICEIS 2007. – Funchal, 2007. – Volume Databases and Information Systems Integration. – P. 246–251.</text:p>
      <text:p text:style-name="Standard">2 SkvortsovN.A.Issuesofreconciliationofheterogeneousontologicalmodelsand ontological contexts. Ontological Modeling/Ed. by L.A. Kalinichenko: Proc. of the Workshop. – M.: IPI RAN, 2008. – P. 149-166.</text:p>
      <text:p text:style-name="Standard">3 Skvortsov N.A. Application of concept refinement in salvation of ontology manipulation tasks. Proc. of the Ninth Russian Conference on Digital Libraries RCDL’2007. – Pereslavl-Zalesskij: Pereslavl University, 2007. – P. 225-229.</text:p>
      <text:p text:style-name="Standard">4 BriukhovD.O.,KalinichenkoL.A.,SkvortsovN.A.Informationsourcesregistration at a subject mediator as compositional development. Advances in Databases and Information Systems: Proc. of the 5th East European Conference. LNCS 2151. – Berlin-Heidelberg: Springer-Verlag, 2001. – P. 70–83.</text:p>
      <text:p text:style-name="Standard">5 Skvortsov N.A. Reversive ontological modeling for subject mediator. Formal Methods and Models for Compositional Infrastuctures of Distributed Information Systems: The Systems and Means of Informatics, Special Issue. – Moscow: IPI RAN, 2005. – P. 183–211.</text:p>
      <text:p text:style-name="Standard">10</text:p>
      <text:p text:style-name="Standard">6 Ian Horrocks, Ulrike Sattler, and Stephan Tobies. Practical Reasoning for Very Expressive Description Logics. Logic Journal of the IGPL, 8(3):239-264, 2000.</text:p>
      <text:p text:style-name="Standard">7 Kalinichenko L.A., Stupnikov S.A., Martynov D.O. SYNTHESIS: a Language for Canonical Information Modeling and Mediator Definition for Problem Solving in Heterogeneous Information Resource Environments. Moscow: IPI RAN, 2007. 171 p.</text:p>
      <text:p text:style-name="Standard">8 Jouault, F and Kurtev, I: On the Architectural Alignment of ATL and QVT. In: Proceedings of ACM Symposium on Applied Computing (SAC 06), Model Transformation Track. Dijon (Bourgogne, FRA), April 2006.</text:p>
      <text:p text:style-name="Standard">9 N. Skvortsov, L. Kalinichenko. An Approach to Ontological Modeling and Establishing Intercontext Correlation in the Semistructured Environment 2nd Russian Scientific Conference "Digital Libraries: Advanced Methods and Technologies, Digital Collections Protvino, Russia, Sep 26-28, 2000</text:p>
      <text:p text:style-name="Standard">10 KalinichenkoL.A.,MissikoffM.,SchiappelliF.,SkvortsovN.OntologicalModeling. Proc. of the Fifth Russian Conference on Digital Libraries RCDL’2003. – St.Petrsburg: St.-Petrsburg State University, 2003. – P. 7–13.</text:p>
      <text:p text:style-name="Standard">11 Ian Horrocks. The FaCT System. In Harrie de Swart, editor, Proc. of the 2nd Int. Conf. on Analytic Tableaux and Related Methods (TABLEAUX’98), volume 1397 of Lecture Notes in Artificial Intelligence, pages 307-312. Springer, 1998.</text:p>
      <text:p text:style-name="Standard">12 V. Haarslev and R. Mo ̈ller. Racer: A Core Inference Engine for the Semantic Web. In Proceedings of the 2nd International Workshop on Evaluation of Ontology-based Tools (EON2003), located at the 2nd International Semantic Web Conference ISWC 2003, Sanibel Island, Florida, USA, October 20, pages 27–36, 2003.</text:p>
      <text:p text:style-name="Standard">13 E. Sirin, B. Parsia, B. Grau, A. Kalyanpur, and Y. Katz. Pellet: A practical owl-dl reasoner. Web Semantics: Science, Services and Agents on the World Wide Web, 5(2):51–53, June 2007.</text:p>
      <text:p text:style-name="Standard">14 Douglas C. Schmidt, Model-Driven Engineering, IEEE Computer, Vol. 39, No. 2, February <text:soft-page-break/>2006, pp. 41–47.</text:p>
      <text:p text:style-name="Standard">11</text:p>
      <text:p text:style-name="Standard">15 Smith, Michael K.; Chris Welty, Deborah L. McGuinness. OWL Web Ontology Language Guide. W3C Recomendation, 2004</text:p>
      <text:p text:style-name="Standard">`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3" style:list-style-name="" style:class="text" style:master-page-name="">
      <style:paragraph-properties fo:margin-top="0.423cm" fo:margin-bottom="0.212cm" style:page-number="auto" fo:break-before="auto" fo:break-after="auto" fo:keep-with-next="always">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class="extra">
      <style:paragraph-properties fo:margin-top="0.212cm" fo:margin-bottom="0.212cm" fo:background-color="transparent" text:number-lines="false" text:line-number="0">
        <style:tab-stops/>
        <style:background-image/>
      </style:paragraph-properties>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indent="0.499cm" style:auto-text-indent="false" style:page-number="auto"/>
      <style:text-properties fo:font-size="14pt"/>
    </style:style>
    <style:style style:name="Heading_20_3" style:display-name="Heading 3" style:family="paragraph" style:next-style-name="Текстовый_20_блок" style:default-outline-level="3"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ffcc99" fo:padding="0.049cm" fo:border="0.002cm solid #000000" style:shadow="none">
        <style:tab-stops/>
        <style:background-image/>
      </style:paragraph-properties>
      <style:text-properties style:font-name="Consolas"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style:font-name-asian="Courier New" style:font-name-complex="Courier New"/>
    </style:style>
    <style:style style:name="Definition" style:family="text"/>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7T00:52:59</dc:date>
    <meta:editing-duration>PT89H34M50S</meta:editing-duration>
    <meta:editing-cycles>1084</meta:editing-cycles>
    <meta:generator>OpenOffice.org/3.2$Unix OpenOffice.org_project/320m12$Build-9483</meta:generator>
    <dc:creator>Dennis Kopin</dc:creator>
    <meta:document-statistic meta:table-count="1" meta:image-count="0" meta:object-count="105" meta:page-count="47" meta:paragraph-count="307" meta:word-count="8277" meta:character-count="73237"/>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10/content.xml><?xml version="1.0" encoding="utf-8"?>
<math xmlns="http://www.w3.org/1998/Math/MathML">
  <semantics>
    <msub>
      <mi>C</mi>
      <mi>T</mi>
    </msub>
    <annotation encoding="StarMath 5.0">C_T</annotation>
  </semantics>
</math>
</file>

<file path=Object 100/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101/content.xml><?xml version="1.0" encoding="utf-8"?>
<math xmlns="http://www.w3.org/1998/Math/MathML">
  <semantics>
    <mrow>
      <msub>
        <mi>C</mi>
        <mn>3</mn>
      </msub>
      <mi mathvariant="normal">~</mi>
      <mrow>
        <mo stretchy="false">(</mo>
        <mrow>
          <mo stretchy="false">Δ</mo>
          <mi mathvariant="normal">∖</mi>
          <msub>
            <mi>С</mi>
            <mn>2</mn>
          </msub>
        </mrow>
        <mo stretchy="false">)</mo>
      </mrow>
    </mrow>
    <annotation encoding="StarMath 5.0">C_3 sim (%DELTA setminus С_2)  </annotation>
  </semantics>
</math>
</file>

<file path=Object 102/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103/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104/content.xml><?xml version="1.0" encoding="utf-8"?>
<math xmlns="http://www.w3.org/1998/Math/MathML">
  <semantics>
    <mo stretchy="false">Δ</mo>
    <annotation encoding="StarMath 5.0">%DELTA</annotation>
  </semantics>
</math>
</file>

<file path=Object 105/content.xml><?xml version="1.0" encoding="utf-8"?>
<math xmlns="http://www.w3.org/1998/Math/MathML">
  <semantics>
    <mo stretchy="false">Δ</mo>
    <annotation encoding="StarMath 5.0">%DELTA</annotation>
  </semantics>
</math>
</file>

<file path=Object 11/content.xml><?xml version="1.0" encoding="utf-8"?>
<math xmlns="http://www.w3.org/1998/Math/MathML">
  <semantics>
    <mi>C</mi>
    <annotation encoding="StarMath 5.0">C</annotation>
  </semantics>
</math>
</file>

<file path=Object 12/content.xml><?xml version="1.0" encoding="utf-8"?>
<math xmlns="http://www.w3.org/1998/Math/MathML">
  <semantics>
    <msubsup>
      <mi>C</mi>
      <mi>T</mi>
      <mi>P</mi>
    </msubsup>
    <annotation encoding="StarMath 5.0">C_T^P</annotation>
  </semantics>
</math>
</file>

<file path=Object 13/content.xml><?xml version="1.0" encoding="utf-8"?>
<math xmlns="http://www.w3.org/1998/Math/MathML">
  <semantics>
    <msub>
      <mi>C</mi>
      <mi>T</mi>
    </msub>
    <annotation encoding="StarMath 5.0">C_T</annotation>
  </semantics>
</math>
</file>

<file path=Object 14/content.xml><?xml version="1.0" encoding="utf-8"?>
<math xmlns="http://www.w3.org/1998/Math/MathML">
  <semantics>
    <mi>C</mi>
    <annotation encoding="StarMath 5.0">C</annotation>
  </semantics>
</math>
</file>

<file path=Object 15/content.xml><?xml version="1.0" encoding="utf-8"?>
<math xmlns="http://www.w3.org/1998/Math/MathML">
  <semantics>
    <mi>P</mi>
    <annotation encoding="StarMath 5.0">P</annotation>
  </semantics>
</math>
</file>

<file path=Object 16/content.xml><?xml version="1.0" encoding="utf-8"?>
<math xmlns="http://www.w3.org/1998/Math/MathML">
  <semantics>
    <msubsup>
      <mi>C</mi>
      <mi>T</mi>
      <mi>P</mi>
    </msubsup>
    <annotation encoding="StarMath 5.0">C_T^P</annotation>
  </semantics>
</math>
</file>

<file path=Object 17/content.xml><?xml version="1.0" encoding="utf-8"?>
<math xmlns="http://www.w3.org/1998/Math/MathML">
  <semantics>
    <msub>
      <mi>I</mi>
      <mi>j</mi>
    </msub>
    <annotation encoding="StarMath 5.0">{I_j}</annotation>
  </semantics>
</math>
</file>

<file path=Object 18/content.xml><?xml version="1.0" encoding="utf-8"?>
<math xmlns="http://www.w3.org/1998/Math/MathML">
  <semantics>
    <msubsup>
      <mi>C</mi>
      <mi>T</mi>
      <mi>P</mi>
    </msubsup>
    <annotation encoding="StarMath 5.0">C_T^P</annotation>
  </semantics>
</math>
</file>

<file path=Object 19/content.xml><?xml version="1.0" encoding="utf-8"?>
<math xmlns="http://www.w3.org/1998/Math/MathML">
  <semantics>
    <mi>E</mi>
    <annotation encoding="StarMath 5.0">E</annotation>
  </semantics>
</math>
</file>

<file path=Object 2/content.xml><?xml version="1.0" encoding="utf-8"?>
<math xmlns="http://www.w3.org/1998/Math/MathML">
  <semantics>
    <mi>p</mi>
    <annotation encoding="StarMath 5.0">p</annotation>
  </semantics>
</math>
</file>

<file path=Object 20/content.xml><?xml version="1.0" encoding="utf-8"?>
<math xmlns="http://www.w3.org/1998/Math/MathML">
  <semantics>
    <msubsup>
      <mi>C</mi>
      <mi>T</mi>
      <mi>P</mi>
    </msubsup>
    <annotation encoding="StarMath 5.0">C_T^P</annotation>
  </semantics>
</math>
</file>

<file path=Object 21/content.xml><?xml version="1.0" encoding="utf-8"?>
<math xmlns="http://www.w3.org/1998/Math/MathML">
  <semantics>
    <mi>E</mi>
    <annotation encoding="StarMath 5.0">E</annotation>
  </semantics>
</math>
</file>

<file path=Object 22/content.xml><?xml version="1.0" encoding="utf-8"?>
<math xmlns="http://www.w3.org/1998/Math/MathML">
  <semantics>
    <mi>C</mi>
    <annotation encoding="StarMath 5.0">C</annotation>
  </semantics>
</math>
</file>

<file path=Object 23/content.xml><?xml version="1.0" encoding="utf-8"?>
<math xmlns="http://www.w3.org/1998/Math/MathML">
  <semantics>
    <mi>P</mi>
    <annotation encoding="StarMath 5.0">P</annotation>
  </semantics>
</math>
</file>

<file path=Object 24/content.xml><?xml version="1.0" encoding="utf-8"?>
<math xmlns="http://www.w3.org/1998/Math/MathML">
  <semantics>
    <msub>
      <mi>C</mi>
      <mi>T</mi>
    </msub>
    <annotation encoding="StarMath 5.0">C_T</annotation>
  </semantics>
</math>
</file>

<file path=Object 25/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

<file path=Object 26/content.xml><?xml version="1.0" encoding="utf-8"?>
<math xmlns="http://www.w3.org/1998/Math/MathML">
  <semantics>
    <mi>C</mi>
    <annotation encoding="StarMath 5.0">C</annotation>
  </semantics>
</math>
</file>

<file path=Object 27/content.xml><?xml version="1.0" encoding="utf-8"?>
<math xmlns="http://www.w3.org/1998/Math/MathML">
  <semantics>
    <msub>
      <mi>C</mi>
      <mi>T</mi>
    </msub>
    <annotation encoding="StarMath 5.0">C_T</annotation>
  </semantics>
</math>
</file>

<file path=Object 2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text>&amp;</mtext>
          <mrow>
            <mi>q</mi>
            <mi mathvariant="normal">∈</mi>
            <mi>E</mi>
          </mrow>
        </mrow>
        <mo stretchy="false">)</mo>
      </mrow>
      <mtext>}</mtext>
    </mrow>
    <annotation encoding="StarMath 5.0">C subseteq "{"X/C_T"|" exists q/K_T ( q in X.C_T^P "&amp;" q in E )"}"  </annotation>
  </semantics>
</math>
</file>

<file path=Object 29/content.xml><?xml version="1.0" encoding="utf-8"?>
<math xmlns="http://www.w3.org/1998/Math/MathML">
  <semantics>
    <mi>K</mi>
    <annotation encoding="StarMath 5.0">K</annotation>
  </semantics>
</math>
</file>

<file path=Object 3/content.xml><?xml version="1.0" encoding="utf-8"?>
<math xmlns="http://www.w3.org/1998/Math/MathML">
  <semantics>
    <msub>
      <mi>t</mi>
      <mi>i</mi>
    </msub>
    <annotation encoding="StarMath 5.0">t_i</annotation>
  </semantics>
</math>
</file>

<file path=Object 30/content.xml><?xml version="1.0" encoding="utf-8"?>
<math xmlns="http://www.w3.org/1998/Math/MathML">
  <semantics>
    <mi>K</mi>
    <annotation encoding="StarMath 5.0">K</annotation>
  </semantics>
</math>
</file>

<file path=Object 31/content.xml><?xml version="1.0" encoding="utf-8"?>
<math xmlns="http://www.w3.org/1998/Math/MathML">
  <semantics>
    <mi>C</mi>
    <annotation encoding="StarMath 5.0">C</annotation>
  </semantics>
</math>
</file>

<file path=Object 32/content.xml><?xml version="1.0" encoding="utf-8"?>
<math xmlns="http://www.w3.org/1998/Math/MathML">
  <semantics>
    <msub>
      <mi>C</mi>
      <mi>T</mi>
    </msub>
    <annotation encoding="StarMath 5.0">C_T</annotation>
  </semantics>
</math>
</file>

<file path=Object 33/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34/content.xml><?xml version="1.0" encoding="utf-8"?>
<math xmlns="http://www.w3.org/1998/Math/MathML">
  <semantics>
    <msub>
      <mi>K</mi>
      <mi>T</mi>
    </msub>
    <annotation encoding="StarMath 5.0">K_T</annotation>
  </semantics>
</math>
</file>

<file path=Object 35/content.xml><?xml version="1.0" encoding="utf-8"?>
<math xmlns="http://www.w3.org/1998/Math/MathML">
  <semantics>
    <mi>K</mi>
    <annotation encoding="StarMath 5.0">K</annotation>
  </semantics>
</math>
</file>

<file path=Object 36/content.xml><?xml version="1.0" encoding="utf-8"?>
<math xmlns="http://www.w3.org/1998/Math/MathML">
  <semantics>
    <mi>C</mi>
    <annotation encoding="StarMath 5.0">C</annotation>
  </semantics>
</math>
</file>

<file path=Object 37/content.xml><?xml version="1.0" encoding="utf-8"?>
<math xmlns="http://www.w3.org/1998/Math/MathML">
  <semantics>
    <mi>K</mi>
    <annotation encoding="StarMath 5.0">K</annotation>
  </semantics>
</math>
</file>

<file path=Object 38/content.xml><?xml version="1.0" encoding="utf-8"?>
<math xmlns="http://www.w3.org/1998/Math/MathML">
  <semantics>
    <mi>C</mi>
    <annotation encoding="StarMath 5.0">C</annotation>
  </semantics>
</math>
</file>

<file path=Object 39/content.xml><?xml version="1.0" encoding="utf-8"?>
<math xmlns="http://www.w3.org/1998/Math/MathML">
  <semantics>
    <msub>
      <mi>C</mi>
      <mi>T</mi>
    </msub>
    <annotation encoding="StarMath 5.0">C_T</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40/content.xml><?xml version="1.0" encoding="utf-8"?>
<math xmlns="http://www.w3.org/1998/Math/MathML">
  <semantics>
    <mi>P</mi>
    <annotation encoding="StarMath 5.0">P</annotation>
  </semantics>
</math>
</file>

<file path=Object 41/content.xml><?xml version="1.0" encoding="utf-8"?>
<math xmlns="http://www.w3.org/1998/Math/MathML">
  <semantics>
    <mi>C</mi>
    <annotation encoding="StarMath 5.0">C</annotation>
  </semantics>
</math>
</file>

<file path=Object 42/content.xml><?xml version="1.0" encoding="utf-8"?>
<math xmlns="http://www.w3.org/1998/Math/MathML">
  <semantics>
    <mi>K</mi>
    <annotation encoding="StarMath 5.0">K</annotation>
  </semantics>
</math>
</file>

<file path=Object 43/content.xml><?xml version="1.0" encoding="utf-8"?>
<math xmlns="http://www.w3.org/1998/Math/MathML">
  <semantics>
    <msub>
      <mi>C</mi>
      <mi>T</mi>
    </msub>
    <annotation encoding="StarMath 5.0">C_T</annotation>
  </semantics>
</math>
</file>

<file path=Object 44/content.xml><?xml version="1.0" encoding="utf-8"?>
<math xmlns="http://www.w3.org/1998/Math/MathML">
  <semantics>
    <mi>C</mi>
    <annotation encoding="StarMath 5.0">C</annotation>
  </semantics>
</math>
</file>

<file path=Object 45/content.xml><?xml version="1.0" encoding="utf-8"?>
<math xmlns="http://www.w3.org/1998/Math/MathML">
  <semantics>
    <msub>
      <mi>K</mi>
      <mi>T</mi>
    </msub>
    <annotation encoding="StarMath 5.0">K_T</annotation>
  </semantics>
</math>
</file>

<file path=Object 46/content.xml><?xml version="1.0" encoding="utf-8"?>
<math xmlns="http://www.w3.org/1998/Math/MathML">
  <semantics>
    <mi>K</mi>
    <annotation encoding="StarMath 5.0">K</annotation>
  </semantics>
</math>
</file>

<file path=Object 47/content.xml><?xml version="1.0" encoding="utf-8"?>
<math xmlns="http://www.w3.org/1998/Math/MathML">
  <semantics>
    <msubsup>
      <mi>C</mi>
      <mi>T</mi>
      <mi>P</mi>
    </msubsup>
    <annotation encoding="StarMath 5.0">C_T^P</annotation>
  </semantics>
</math>
</file>

<file path=Object 48/content.xml><?xml version="1.0" encoding="utf-8"?>
<math xmlns="http://www.w3.org/1998/Math/MathML">
  <semantics>
    <msub>
      <mi>C</mi>
      <mi>T</mi>
    </msub>
    <annotation encoding="StarMath 5.0">C_T</annotation>
  </semantics>
</math>
</file>

<file path=Object 49/content.xml><?xml version="1.0" encoding="utf-8"?>
<math xmlns="http://www.w3.org/1998/Math/MathML">
  <semantics>
    <mi>P</mi>
    <annotation encoding="StarMath 5.0">P</annotation>
  </semantics>
</math>
</file>

<file path=Object 5/content.xml><?xml version="1.0" encoding="utf-8"?>
<math xmlns="http://www.w3.org/1998/Math/MathML">
  <semantics>
    <mrow>
      <msub>
        <mi>w</mi>
        <mn>1,</mn>
      </msub>
      <msub>
        <mi>w</mi>
        <mn>2,</mn>
      </msub>
      <msub>
        <mi>w</mi>
        <mn>3</mn>
      </msub>
    </mrow>
    <annotation encoding="StarMath 5.0">w_1,w_2,w_3</annotation>
  </semantics>
</math>
</file>

<file path=Object 50/content.xml><?xml version="1.0" encoding="utf-8"?>
<math xmlns="http://www.w3.org/1998/Math/MathML">
  <semantics>
    <mi>P</mi>
    <annotation encoding="StarMath 5.0">P</annotation>
  </semantics>
</math>
</file>

<file path=Object 51/content.xml><?xml version="1.0" encoding="utf-8"?>
<math xmlns="http://www.w3.org/1998/Math/MathML">
  <semantics>
    <mrow>
      <mi>n</mi>
      <mi mathvariant="normal">∈</mi>
      <mi mathvariant="normal">ℕ</mi>
    </mrow>
    <annotation encoding="StarMath 5.0">n in setN </annotation>
  </semantics>
</math>
</file>

<file path=Object 52/content.xml><?xml version="1.0" encoding="utf-8"?>
<math xmlns="http://www.w3.org/1998/Math/MathML">
  <semantics>
    <msubsup>
      <mi>C</mi>
      <mi>T</mi>
      <mi>P</mi>
    </msubsup>
    <annotation encoding="StarMath 5.0">C_T^P</annotation>
  </semantics>
</math>
</file>

<file path=Object 53/content.xml><?xml version="1.0" encoding="utf-8"?>
<math xmlns="http://www.w3.org/1998/Math/MathML">
  <semantics>
    <mi>C</mi>
    <annotation encoding="StarMath 5.0">C</annotation>
  </semantics>
</math>
</file>

<file path=Object 54/content.xml><?xml version="1.0" encoding="utf-8"?>
<math xmlns="http://www.w3.org/1998/Math/MathML">
  <semantics>
    <msub>
      <mi>C</mi>
      <mi>T</mi>
    </msub>
    <annotation encoding="StarMath 5.0">C_T</annotation>
  </semantics>
</math>
</file>

<file path=Object 55/content.xml><?xml version="1.0" encoding="utf-8"?>
<math xmlns="http://www.w3.org/1998/Math/MathML">
  <semantics>
    <msubsup>
      <mi>C</mi>
      <mi>T</mi>
      <mi>P</mi>
    </msubsup>
    <annotation encoding="StarMath 5.0">C_T^P</annotation>
  </semantics>
</math>
</file>

<file path=Object 56/content.xml><?xml version="1.0" encoding="utf-8"?>
<math xmlns="http://www.w3.org/1998/Math/MathML">
  <semantics>
    <mi>C</mi>
    <annotation encoding="StarMath 5.0">C</annotation>
  </semantics>
</math>
</file>

<file path=Object 57/content.xml><?xml version="1.0" encoding="utf-8"?>
<math xmlns="http://www.w3.org/1998/Math/MathML">
  <semantics>
    <msub>
      <mi>C</mi>
      <mi>T</mi>
    </msub>
    <annotation encoding="StarMath 5.0">C_T</annotation>
  </semantics>
</math>
</file>

<file path=Object 58/content.xml><?xml version="1.0" encoding="utf-8"?>
<math xmlns="http://www.w3.org/1998/Math/MathML">
  <semantics>
    <msubsup>
      <mi>C</mi>
      <mi>T</mi>
      <mi>P</mi>
    </msubsup>
    <annotation encoding="StarMath 5.0">C_T^P</annotation>
  </semantics>
</math>
</file>

<file path=Object 59/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6/content.xml><?xml version="1.0" encoding="utf-8"?>
<math xmlns="http://www.w3.org/1998/Math/MathML">
  <semantics>
    <mi>C</mi>
    <annotation encoding="StarMath 5.0">C</annotation>
  </semantics>
</math>
</file>

<file path=Object 60/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61/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62/content.xml><?xml version="1.0" encoding="utf-8"?>
<math xmlns="http://www.w3.org/1998/Math/MathML">
  <semantics>
    <msubsup>
      <mi>C</mi>
      <mi>T</mi>
      <mi>P</mi>
    </msubsup>
    <annotation encoding="StarMath 5.0">C_T^P</annotation>
  </semantics>
</math>
</file>

<file path=Object 63/content.xml><?xml version="1.0" encoding="utf-8"?>
<math xmlns="http://www.w3.org/1998/Math/MathML">
  <semantics>
    <msubsup>
      <mi>C</mi>
      <mi>T</mi>
      <mi>P</mi>
    </msubsup>
    <annotation encoding="StarMath 5.0">C_T^P</annotation>
  </semantics>
</math>
</file>

<file path=Object 64/content.xml><?xml version="1.0" encoding="utf-8"?>
<math xmlns="http://www.w3.org/1998/Math/MathML">
  <semantics>
    <msubsup>
      <mi>C</mi>
      <mi>T</mi>
      <mi>P</mi>
    </msubsup>
    <annotation encoding="StarMath 5.0">C_T^P</annotation>
  </semantics>
</math>
</file>

<file path=Object 65/content.xml><?xml version="1.0" encoding="utf-8"?>
<math xmlns="http://www.w3.org/1998/Math/MathML">
  <semantics>
    <msub>
      <mi>C</mi>
      <mn>1</mn>
    </msub>
    <annotation encoding="StarMath 5.0">C_1</annotation>
  </semantics>
</math>
</file>

<file path=Object 66/content.xml><?xml version="1.0" encoding="utf-8"?>
<math xmlns="http://www.w3.org/1998/Math/MathML">
  <semantics>
    <msub>
      <mi>С</mi>
      <mn>2</mn>
    </msub>
    <annotation encoding="StarMath 5.0">С_2</annotation>
  </semantics>
</math>
</file>

<file path=Object 67/content.xml><?xml version="1.0" encoding="utf-8"?>
<math xmlns="http://www.w3.org/1998/Math/MathML">
  <semantics>
    <msub>
      <mi>A</mi>
      <mn>2</mn>
    </msub>
    <annotation encoding="StarMath 5.0">A_2</annotation>
  </semantics>
</math>
</file>

<file path=Object 68/content.xml><?xml version="1.0" encoding="utf-8"?>
<math xmlns="http://www.w3.org/1998/Math/MathML">
  <semantics>
    <msubsup>
      <mi>C</mi>
      <mn>2</mn>
      <mi>T</mi>
    </msubsup>
    <annotation encoding="StarMath 5.0">C_2^T</annotation>
  </semantics>
</math>
</file>

<file path=Object 69/content.xml><?xml version="1.0" encoding="utf-8"?>
<math xmlns="http://www.w3.org/1998/Math/MathML">
  <semantics>
    <msub>
      <mi>C</mi>
      <mn>1</mn>
    </msub>
    <annotation encoding="StarMath 5.0">C_1</annotation>
  </semantics>
</math>
</file>

<file path=Object 7/content.xml><?xml version="1.0" encoding="utf-8"?>
<math xmlns="http://www.w3.org/1998/Math/MathML">
  <semantics>
    <mrow>
      <mi>E</mi>
      <mi mathvariant="normal">⊆</mi>
      <mi>K</mi>
    </mrow>
    <annotation encoding="StarMath 5.0">E subseteq K </annotation>
  </semantics>
</math>
</file>

<file path=Object 70/content.xml><?xml version="1.0" encoding="utf-8"?>
<math xmlns="http://www.w3.org/1998/Math/MathML">
  <semantics>
    <msub>
      <mi>С</mi>
      <mn>2</mn>
    </msub>
    <annotation encoding="StarMath 5.0">С_2</annotation>
  </semantics>
</math>
</file>

<file path=Object 71/content.xml><?xml version="1.0" encoding="utf-8"?>
<math xmlns="http://www.w3.org/1998/Math/MathML">
  <semantics>
    <msub>
      <mi>C</mi>
      <mn>3</mn>
    </msub>
    <annotation encoding="StarMath 5.0">C_3</annotation>
  </semantics>
</math>
</file>

<file path=Object 72/content.xml><?xml version="1.0" encoding="utf-8"?>
<math xmlns="http://www.w3.org/1998/Math/MathML">
  <semantics>
    <msubsup>
      <mi>C</mi>
      <mn>1</mn>
      <mi>T</mi>
    </msubsup>
    <annotation encoding="StarMath 5.0">C_1^T</annotation>
  </semantics>
</math>
</file>

<file path=Object 73/content.xml><?xml version="1.0" encoding="utf-8"?>
<math xmlns="http://www.w3.org/1998/Math/MathML">
  <semantics>
    <msub>
      <mi>C</mi>
      <mn>1</mn>
    </msub>
    <annotation encoding="StarMath 5.0">C_1</annotation>
  </semantics>
</math>
</file>

<file path=Object 74/content.xml><?xml version="1.0" encoding="utf-8"?>
<math xmlns="http://www.w3.org/1998/Math/MathML">
  <semantics>
    <msubsup>
      <mi>C</mi>
      <mn>2</mn>
      <mi>T</mi>
    </msubsup>
    <annotation encoding="StarMath 5.0">C_2^T</annotation>
  </semantics>
</math>
</file>

<file path=Object 75/content.xml><?xml version="1.0" encoding="utf-8"?>
<math xmlns="http://www.w3.org/1998/Math/MathML">
  <semantics>
    <msub>
      <mi>C</mi>
      <mn>2</mn>
    </msub>
    <annotation encoding="StarMath 5.0">C_2</annotation>
  </semantics>
</math>
</file>

<file path=Object 76/content.xml><?xml version="1.0" encoding="utf-8"?>
<math xmlns="http://www.w3.org/1998/Math/MathML">
  <semantics>
    <msub>
      <mi>A</mi>
      <mn>1</mn>
    </msub>
    <annotation encoding="StarMath 5.0">A_1</annotation>
  </semantics>
</math>
</file>

<file path=Object 77/content.xml><?xml version="1.0" encoding="utf-8"?>
<math xmlns="http://www.w3.org/1998/Math/MathML">
  <semantics>
    <msubsup>
      <mi>C</mi>
      <mn>1</mn>
      <mi>T</mi>
    </msubsup>
    <annotation encoding="StarMath 5.0">C_1^T</annotation>
  </semantics>
</math>
</file>

<file path=Object 78/content.xml><?xml version="1.0" encoding="utf-8"?>
<math xmlns="http://www.w3.org/1998/Math/MathML">
  <semantics>
    <msub>
      <mi>C</mi>
      <mn>3</mn>
    </msub>
    <annotation encoding="StarMath 5.0">C_3</annotation>
  </semantics>
</math>
</file>

<file path=Object 79/content.xml><?xml version="1.0" encoding="utf-8"?>
<math xmlns="http://www.w3.org/1998/Math/MathML">
  <semantics>
    <msub>
      <mi>C</mi>
      <mn>1</mn>
    </msub>
    <annotation encoding="StarMath 5.0">C_1</annotation>
  </semantics>
</math>
</file>

<file path=Object 8/content.xml><?xml version="1.0" encoding="utf-8"?>
<math xmlns="http://www.w3.org/1998/Math/MathML">
  <semantics>
    <mrow>
      <msub>
        <mi>I</mi>
        <mn>1,</mn>
      </msub>
      <mn>...</mn>
      <mi>,</mi>
      <msub>
        <mi>I</mi>
        <mi>n</mi>
      </msub>
    </mrow>
    <annotation encoding="StarMath 5.0">{I_1,...,I_n}</annotation>
  </semantics>
</math>
</file>

<file path=Object 80/content.xml><?xml version="1.0" encoding="utf-8"?>
<math xmlns="http://www.w3.org/1998/Math/MathML">
  <semantics>
    <msub>
      <mi>С</mi>
      <mn>2</mn>
    </msub>
    <annotation encoding="StarMath 5.0">С_2</annotation>
  </semantics>
</math>
</file>

<file path=Object 81/content.xml><?xml version="1.0" encoding="utf-8"?>
<math xmlns="http://www.w3.org/1998/Math/MathML">
  <semantics>
    <msub>
      <mi>C</mi>
      <mn>3</mn>
    </msub>
    <annotation encoding="StarMath 5.0">C_3</annotation>
  </semantics>
</math>
</file>

<file path=Object 82/content.xml><?xml version="1.0" encoding="utf-8"?>
<math xmlns="http://www.w3.org/1998/Math/MathML">
  <semantics>
    <msub>
      <mi>C</mi>
      <mn>1</mn>
    </msub>
    <annotation encoding="StarMath 5.0">C_1</annotation>
  </semantics>
</math>
</file>

<file path=Object 83/content.xml><?xml version="1.0" encoding="utf-8"?>
<math xmlns="http://www.w3.org/1998/Math/MathML">
  <semantics>
    <msub>
      <mi>С</mi>
      <mn>2</mn>
    </msub>
    <annotation encoding="StarMath 5.0">С_2</annotation>
  </semantics>
</math>
</file>

<file path=Object 84/content.xml><?xml version="1.0" encoding="utf-8"?>
<math xmlns="http://www.w3.org/1998/Math/MathML">
  <semantics>
    <msub>
      <mi>C</mi>
      <mn>3</mn>
    </msub>
    <annotation encoding="StarMath 5.0">C_3</annotation>
  </semantics>
</math>
</file>

<file path=Object 85/content.xml><?xml version="1.0" encoding="utf-8"?>
<math xmlns="http://www.w3.org/1998/Math/MathML">
  <semantics>
    <msub>
      <mi>C</mi>
      <mn>1</mn>
    </msub>
    <annotation encoding="StarMath 5.0">C_1</annotation>
  </semantics>
</math>
</file>

<file path=Object 86/content.xml><?xml version="1.0" encoding="utf-8"?>
<math xmlns="http://www.w3.org/1998/Math/MathML">
  <semantics>
    <msub>
      <mi>С</mi>
      <mn>2</mn>
    </msub>
    <annotation encoding="StarMath 5.0">С_2</annotation>
  </semantics>
</math>
</file>

<file path=Object 87/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intersection С_2)  </annotation>
  </semantics>
</math>
</file>

<file path=Object 88/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union С_2)  </annotation>
  </semantics>
</math>
</file>

<file path=Object 89/content.xml><?xml version="1.0" encoding="utf-8"?>
<math xmlns="http://www.w3.org/1998/Math/MathML">
  <semantics>
    <mrow>
      <msub>
        <mi>C</mi>
        <mn>3</mn>
      </msub>
      <mi mathvariant="normal">~</mi>
      <mrow>
        <mo stretchy="false">(</mo>
        <mrow>
          <msub>
            <mi>С</mi>
            <mn>1</mn>
          </msub>
          <mi mathvariant="normal">∖</mi>
          <msub>
            <mi>С</mi>
            <mn>2</mn>
          </msub>
        </mrow>
        <mo stretchy="false">)</mo>
      </mrow>
    </mrow>
    <annotation encoding="StarMath 5.0">C_3 sim (С_1 setminus С_2)  </annotation>
  </semantics>
</math>
</file>

<file path=Object 9/content.xml><?xml version="1.0" encoding="utf-8"?>
<math xmlns="http://www.w3.org/1998/Math/MathML">
  <semantics>
    <mi>P</mi>
    <annotation encoding="StarMath 5.0">P</annotation>
  </semantics>
</math>
</file>

<file path=Object 90/content.xml><?xml version="1.0" encoding="utf-8"?>
<math xmlns="http://www.w3.org/1998/Math/MathML">
  <semantics>
    <msub>
      <mi>C</mi>
      <mn>3</mn>
    </msub>
    <annotation encoding="StarMath 5.0">C_3</annotation>
  </semantics>
</math>
</file>

<file path=Object 91/content.xml><?xml version="1.0" encoding="utf-8"?>
<math xmlns="http://www.w3.org/1998/Math/MathML">
  <semantics>
    <msubsup>
      <mi>C</mi>
      <mn>3</mn>
      <mi>T</mi>
    </msubsup>
    <annotation encoding="StarMath 5.0">C_3^T</annotation>
  </semantics>
</math>
</file>

<file path=Object 92/content.xml><?xml version="1.0" encoding="utf-8"?>
<math xmlns="http://www.w3.org/1998/Math/MathML">
  <semantics>
    <msub>
      <mi>A</mi>
      <mn>3</mn>
    </msub>
    <annotation encoding="StarMath 5.0">A_3</annotation>
  </semantics>
</math>
</file>

<file path=Object 93/content.xml><?xml version="1.0" encoding="utf-8"?>
<math xmlns="http://www.w3.org/1998/Math/MathML">
  <semantics>
    <mrow>
      <mrow>
        <msub>
          <mi>A</mi>
          <mn>1</mn>
        </msub>
        <mi mathvariant="normal">∪</mi>
        <msub>
          <mi>A</mi>
          <mn>2</mn>
        </msub>
      </mrow>
      <mi mathvariant="normal">⊆</mi>
      <msub>
        <mi>A</mi>
        <mn>3</mn>
      </msub>
    </mrow>
    <annotation encoding="StarMath 5.0">A_1 union A_2 subseteq A_3</annotation>
  </semantics>
</math>
</file>

<file path=Object 94/content.xml><?xml version="1.0" encoding="utf-8"?>
<math xmlns="http://www.w3.org/1998/Math/MathML">
  <semantics>
    <msub>
      <mi>C</mi>
      <mn>3</mn>
    </msub>
    <annotation encoding="StarMath 5.0">C_3</annotation>
  </semantics>
</math>
</file>

<file path=Object 95/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lt;</mo>
        <mi>n</mi>
      </mrow>
      <mi/>
      <mrow>
        <mo stretchy="false">(</mo>
        <mrow>
          <mfenced open="∣" close="∣">
            <msubsup>
              <mi mathvariant="italic">X.C</mi>
              <mi>T</mi>
              <mi>P</mi>
            </msubsup>
          </mfenced>
          <mo stretchy="false">≤</mo>
          <mi>n</mi>
        </mrow>
        <mo stretchy="false">)</mo>
      </mrow>
      <mtext>}</mtext>
    </mrow>
    <annotation encoding="StarMath 5.0">C subseteq "{"X/C_T"|" abs{X.C_T^P} &lt; n`(abs{X.C_T^P} leslant n) "}"  </annotation>
  </semantics>
</math>
</file>

<file path=Object 96/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i mathvariant="normal">=</mi>
        <mi>n</mi>
      </mrow>
      <mtext>}</mtext>
    </mrow>
    <annotation encoding="StarMath 5.0">C subseteq "{"X/C_T"|" abs{X.C_T^P} = n "}"  </annotation>
  </semantics>
</math>
</file>

<file path=Object 97/content.xml><?xml version="1.0" encoding="utf-8"?>
<math xmlns="http://www.w3.org/1998/Math/MathML">
  <semantics>
    <mrow>
      <mrow>
        <mi>C</mi>
        <mi mathvariant="normal">⊆</mi>
        <mtext>{</mtext>
      </mrow>
      <mrow>
        <mi>X</mi>
        <mi mathvariant="normal">/</mi>
        <msub>
          <mi>C</mi>
          <mi>T</mi>
        </msub>
      </mrow>
      <mtext>|</mtext>
      <mrow>
        <mfenced open="∣" close="∣">
          <msubsup>
            <mi mathvariant="italic">X.C</mi>
            <mi>T</mi>
            <mi>P</mi>
          </msubsup>
        </mfenced>
        <mo stretchy="false">&gt;</mo>
        <mi>n</mi>
      </mrow>
      <mi/>
      <mrow>
        <mo stretchy="false">(</mo>
        <mrow>
          <mfenced open="∣" close="∣">
            <msubsup>
              <mi mathvariant="italic">X.C</mi>
              <mi>T</mi>
              <mi>P</mi>
            </msubsup>
          </mfenced>
          <mo stretchy="false">≥</mo>
          <mi>n</mi>
        </mrow>
        <mo stretchy="false">)</mo>
      </mrow>
      <mtext>}</mtext>
    </mrow>
    <annotation encoding="StarMath 5.0">C subseteq "{"X/C_T"|" abs{X.C_T^P} &gt; n`(abs{X.C_T^P} geslant n) "}"  </annotation>
  </semantics>
</math>
</file>

<file path=Object 98/content.xml><?xml version="1.0" encoding="utf-8"?>
<math xmlns="http://www.w3.org/1998/Math/MathML">
  <semantics>
    <mrow>
      <mrow>
        <mi>C</mi>
        <mi mathvariant="normal">⊆</mi>
        <mtext>{</mtext>
      </mrow>
      <mrow>
        <mi>X</mi>
        <mi mathvariant="normal">/</mi>
        <msub>
          <mi>C</mi>
          <mi>T</mi>
        </msub>
      </mrow>
      <mtext>|</mtext>
      <mi mathvariant="normal">∀</mi>
      <mrow>
        <mi>q</mi>
        <mi mathvariant="normal">/</mi>
        <msub>
          <mi>K</mi>
          <mi>T</mi>
        </msub>
      </mrow>
      <mrow>
        <mo stretchy="false">(</mo>
        <mrow>
          <mrow>
            <mi>q</mi>
            <mi mathvariant="normal">∈</mi>
            <msubsup>
              <mi mathvariant="italic">X.C</mi>
              <mi>T</mi>
              <mi>P</mi>
            </msubsup>
          </mrow>
          <mo stretchy="false">→</mo>
          <mrow>
            <mi>q</mi>
            <mi mathvariant="normal">∈</mi>
            <mi>E</mi>
          </mrow>
        </mrow>
        <mo stretchy="false">)</mo>
      </mrow>
      <mtext>}</mtext>
    </mrow>
    <annotation encoding="StarMath 5.0">C subseteq "{"X/C_T"|" forall q/K_T ( q in X.C_T^P rightarrow q in E )"}"  </annotation>
  </semantics>
</math>
</file>

<file path=Object 99/content.xml><?xml version="1.0" encoding="utf-8"?>
<math xmlns="http://www.w3.org/1998/Math/MathML">
  <semantics>
    <mrow>
      <mrow>
        <mi>C</mi>
        <mi mathvariant="normal">⊆</mi>
        <mtext>{</mtext>
      </mrow>
      <mrow>
        <mi>X</mi>
        <mi mathvariant="normal">/</mi>
        <msub>
          <mi>C</mi>
          <mi>T</mi>
        </msub>
      </mrow>
      <mtext>|</mtext>
      <mrow>
        <msub>
          <mi>I</mi>
          <mi>j</mi>
        </msub>
        <mi mathvariant="normal">∈</mi>
        <msubsup>
          <mi mathvariant="italic">X.C</mi>
          <mi>T</mi>
          <mi>P</mi>
        </msubsup>
      </mrow>
      <mtext>}</mtext>
    </mrow>
    <annotation encoding="StarMath 5.0">C subseteq "{"X/C_T"|"I_j in X.C_T^P"}"  </annotation>
  </semantics>
</math>
</file>